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8.151cm"/>
    </style:style>
    <style:style style:name="co7" style:family="table-column">
      <style:table-column-properties fo:break-before="auto" style:column-width="57.997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6.8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5eb91e"/>
    </style:style>
    <style:style style:name="ce3" style:family="table-cell" style:parent-style-name="Default">
      <style:table-cell-properties fo:background-color="#bbe33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/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5eb91e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5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14"/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7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apel</text:p>
          </table:table-cell>
          <table:table-cell office:value-type="string" calcext:value-type="string">
            <text:p>papel</text:p>
          </table:table-cell>
          <table:table-cell/>
          <table:table-cell table:number-columns-repeated="2" office:value-type="string" calcext:value-type="string">
            <text:p>Papel</text:p>
          </table:table-cell>
          <table:table-cell table:formula="of:=[.H14]=[.I1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Papel</text:p>
          </table:table-cell>
          <table:table-cell office:value-type="string" calcext:value-type="string">
            <text:p>papel</text:p>
          </table:table-cell>
          <table:table-cell table:formula="of:=&quot;'&quot;&amp;[.N14]&amp;&quot;'&quot;" office:value-type="string" office:string-value="'Papel'" calcext:value-type="string">
            <text:p>'Papel'</text:p>
          </table:table-cell>
          <table:table-cell table:formula="of:=&quot;'&quot;&amp;[.O14]&amp;&quot;'&quot;" office:value-type="string" office:string-value="'papel'" calcext:value-type="string">
            <text:p>'papel'</text:p>
          </table:table-cell>
          <table:table-cell table:formula="of:=[.P14]&amp;&quot;:&quot;&amp;[.Q14]" office:value-type="string" office:string-value="'Papel':'papel'" calcext:value-type="string">
            <text:p>'Papel':'papel'</text:p>
          </table:table-cell>
          <table:table-cell table:formula="of:=[.R14]" office:value-type="string" office:string-value="'Papel':'papel'" calcext:value-type="string">
            <text:p>'Papel':'papel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tação</text:p>
          </table:table-cell>
          <table:table-cell office:value-type="string" calcext:value-type="string">
            <text:p>cotacao</text:p>
          </table:table-cell>
          <table:table-cell/>
          <table:table-cell table:number-columns-repeated="2" office:value-type="string" calcext:value-type="string">
            <text:p>Cotação</text:p>
          </table:table-cell>
          <table:table-cell table:formula="of:=[.H15]=[.I15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Cotação</text:p>
          </table:table-cell>
          <table:table-cell office:value-type="string" calcext:value-type="string">
            <text:p>cotacao</text:p>
          </table:table-cell>
          <table:table-cell table:formula="of:=&quot;'&quot;&amp;[.N15]&amp;&quot;'&quot;" office:value-type="string" office:string-value="'Cotação'" calcext:value-type="string">
            <text:p>'Cotação'</text:p>
          </table:table-cell>
          <table:table-cell table:formula="of:=&quot;'&quot;&amp;[.O15]&amp;&quot;'&quot;" office:value-type="string" office:string-value="'cotacao'" calcext:value-type="string">
            <text:p>'cotacao'</text:p>
          </table:table-cell>
          <table:table-cell table:formula="of:=[.P15]&amp;&quot;:&quot;&amp;[.Q15]" office:value-type="string" office:string-value="'Cotação':'cotacao'" calcext:value-type="string">
            <text:p>'Cotação':'cotacao'</text:p>
          </table:table-cell>
          <table:table-cell table:formula="of:=[.S14]&amp;&quot;,&quot;&amp;[.R15]" office:value-type="string" office:string-value="'Papel':'papel','Cotação':'cotacao'" calcext:value-type="string">
            <text:p>'Papel':'papel','Cotação':'cotaca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po</text:p>
          </table:table-cell>
          <table:table-cell office:value-type="string" calcext:value-type="string">
            <text:p>tipo</text:p>
          </table:table-cell>
          <table:table-cell/>
          <table:table-cell table:number-columns-repeated="2" office:value-type="string" calcext:value-type="string">
            <text:p>Tipo</text:p>
          </table:table-cell>
          <table:table-cell table:formula="of:=[.H16]=[.I16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</text:p>
          </table:table-cell>
          <table:table-cell table:formula="of:=&quot;'&quot;&amp;[.N16]&amp;&quot;'&quot;" office:value-type="string" office:string-value="'Tipo'" calcext:value-type="string">
            <text:p>'Tipo'</text:p>
          </table:table-cell>
          <table:table-cell table:formula="of:=&quot;'&quot;&amp;[.O16]&amp;&quot;'&quot;" office:value-type="string" office:string-value="'tipo'" calcext:value-type="string">
            <text:p>'tipo'</text:p>
          </table:table-cell>
          <table:table-cell table:formula="of:=[.P16]&amp;&quot;:&quot;&amp;[.Q16]" office:value-type="string" office:string-value="'Tipo':'tipo'" calcext:value-type="string">
            <text:p>'Tipo':'tipo'</text:p>
          </table:table-cell>
          <table:table-cell table:formula="of:=[.S15]&amp;&quot;,&quot;&amp;[.R16]" office:value-type="string" office:string-value="'Papel':'papel','Cotação':'cotacao','Tipo':'tipo'" calcext:value-type="string">
            <text:p>'Papel':'papel','Cotação':'cotacao','Tipo':'tip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 últ cot</text:p>
          </table:table-cell>
          <table:table-cell office:value-type="string" calcext:value-type="string">
            <text:p>data_ult_cot</text:p>
          </table:table-cell>
          <table:table-cell/>
          <table:table-cell table:number-columns-repeated="2" office:value-type="string" calcext:value-type="string">
            <text:p>Data últ cot</text:p>
          </table:table-cell>
          <table:table-cell table:formula="of:=[.H17]=[.I1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Data últ cot</text:p>
          </table:table-cell>
          <table:table-cell office:value-type="string" calcext:value-type="string">
            <text:p>data_ult_cot</text:p>
          </table:table-cell>
          <table:table-cell table:formula="of:=&quot;'&quot;&amp;[.N17]&amp;&quot;'&quot;" office:value-type="string" office:string-value="'Data últ cot'" calcext:value-type="string">
            <text:p>'Data últ cot'</text:p>
          </table:table-cell>
          <table:table-cell table:formula="of:=&quot;'&quot;&amp;[.O17]&amp;&quot;'&quot;" office:value-type="string" office:string-value="'data_ult_cot'" calcext:value-type="string">
            <text:p>'data_ult_cot'</text:p>
          </table:table-cell>
          <table:table-cell table:formula="of:=[.P17]&amp;&quot;:&quot;&amp;[.Q17]" office:value-type="string" office:string-value="'Data últ cot':'data_ult_cot'" calcext:value-type="string">
            <text:p>'Data últ cot':'data_ult_cot'</text:p>
          </table:table-cell>
          <table:table-cell table:formula="of:=[.S16]&amp;&quot;,&quot;&amp;[.R17]" office:value-type="string" office:string-value="'Papel':'papel','Cotação':'cotacao','Tipo':'tipo','Data últ cot':'data_ult_cot'" calcext:value-type="string">
            <text:p>'Papel':'papel','Cotação':'cotacao','Tipo':'tipo','Data últ cot':'data_ult_cot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presa</text:p>
          </table:table-cell>
          <table:table-cell office:value-type="string" calcext:value-type="string">
            <text:p>empresa</text:p>
          </table:table-cell>
          <table:table-cell/>
          <table:table-cell table:number-columns-repeated="2" office:value-type="string" calcext:value-type="string">
            <text:p>Empresa</text:p>
          </table:table-cell>
          <table:table-cell table:formula="of:=[.H18]=[.I18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mpresa</text:p>
          </table:table-cell>
          <table:table-cell office:value-type="string" calcext:value-type="string">
            <text:p>empresa</text:p>
          </table:table-cell>
          <table:table-cell table:formula="of:=&quot;'&quot;&amp;[.N18]&amp;&quot;'&quot;" office:value-type="string" office:string-value="'Empresa'" calcext:value-type="string">
            <text:p>'Empresa'</text:p>
          </table:table-cell>
          <table:table-cell table:formula="of:=&quot;'&quot;&amp;[.O18]&amp;&quot;'&quot;" office:value-type="string" office:string-value="'empresa'" calcext:value-type="string">
            <text:p>'empresa'</text:p>
          </table:table-cell>
          <table:table-cell table:formula="of:=[.P18]&amp;&quot;:&quot;&amp;[.Q18]" office:value-type="string" office:string-value="'Empresa':'empresa'" calcext:value-type="string">
            <text:p>'Empresa':'empresa'</text:p>
          </table:table-cell>
          <table:table-cell table:formula="of:=[.S17]&amp;&quot;,&quot;&amp;[.R18]" office:value-type="string" office:string-value="'Papel':'papel','Cotação':'cotacao','Tipo':'tipo','Data últ cot':'data_ult_cot','Empresa':'empresa'" calcext:value-type="string">
            <text:p>'Papel':'papel','Cotação':'cotacao','Tipo':'tipo','Data últ cot':'data_ult_cot','Empresa':'empres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 52 sem</text:p>
          </table:table-cell>
          <table:table-cell office:value-type="string" calcext:value-type="string">
            <text:p>min_52_sem</text:p>
          </table:table-cell>
          <table:table-cell/>
          <table:table-cell table:number-columns-repeated="2" office:value-type="string" calcext:value-type="string">
            <text:p>Min 52 sem</text:p>
          </table:table-cell>
          <table:table-cell table:formula="of:=[.H19]=[.I19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in 52 sem</text:p>
          </table:table-cell>
          <table:table-cell office:value-type="string" calcext:value-type="string">
            <text:p>min_52_sem</text:p>
          </table:table-cell>
          <table:table-cell table:formula="of:=&quot;'&quot;&amp;[.N19]&amp;&quot;'&quot;" office:value-type="string" office:string-value="'Min 52 sem'" calcext:value-type="string">
            <text:p>'Min 52 sem'</text:p>
          </table:table-cell>
          <table:table-cell table:formula="of:=&quot;'&quot;&amp;[.O19]&amp;&quot;'&quot;" office:value-type="string" office:string-value="'min_52_sem'" calcext:value-type="string">
            <text:p>'min_52_sem'</text:p>
          </table:table-cell>
          <table:table-cell table:formula="of:=[.P19]&amp;&quot;:&quot;&amp;[.Q19]" office:value-type="string" office:string-value="'Min 52 sem':'min_52_sem'" calcext:value-type="string">
            <text:p>'Min 52 sem':'min_52_sem'</text:p>
          </table:table-cell>
          <table:table-cell table:formula="of:=[.S18]&amp;&quot;,&quot;&amp;[.R19]" office:value-type="string" office:string-value="'Papel':'papel','Cotação':'cotacao','Tipo':'tipo','Data últ cot':'data_ult_cot','Empresa':'empresa','Min 52 sem':'min_52_sem'" calcext:value-type="string">
            <text:p>'Papel':'papel','Cotação':'cotacao','Tipo':'tipo','Data últ cot':'data_ult_cot','Empresa':'empresa','Min 52 sem':'min_52_se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or</text:p>
          </table:table-cell>
          <table:table-cell office:value-type="string" calcext:value-type="string">
            <text:p>setor</text:p>
          </table:table-cell>
          <table:table-cell/>
          <table:table-cell table:number-columns-repeated="2" office:value-type="string" calcext:value-type="string">
            <text:p>Setor</text:p>
          </table:table-cell>
          <table:table-cell table:formula="of:=[.H20]=[.I20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Setor</text:p>
          </table:table-cell>
          <table:table-cell office:value-type="string" calcext:value-type="string">
            <text:p>setor</text:p>
          </table:table-cell>
          <table:table-cell table:formula="of:=&quot;'&quot;&amp;[.N20]&amp;&quot;'&quot;" office:value-type="string" office:string-value="'Setor'" calcext:value-type="string">
            <text:p>'Setor'</text:p>
          </table:table-cell>
          <table:table-cell table:formula="of:=&quot;'&quot;&amp;[.O20]&amp;&quot;'&quot;" office:value-type="string" office:string-value="'setor'" calcext:value-type="string">
            <text:p>'setor'</text:p>
          </table:table-cell>
          <table:table-cell table:formula="of:=[.P20]&amp;&quot;:&quot;&amp;[.Q20]" office:value-type="string" office:string-value="'Setor':'setor'" calcext:value-type="string">
            <text:p>'Setor':'setor'</text:p>
          </table:table-cell>
          <table:table-cell table:formula="of:=[.S19]&amp;&quot;,&quot;&amp;[.R20]" office:value-type="string" office:string-value="'Papel':'papel','Cotação':'cotacao','Tipo':'tipo','Data últ cot':'data_ult_cot','Empresa':'empresa','Min 52 sem':'min_52_sem','Setor':'setor'" calcext:value-type="string">
            <text:p>'Papel':'papel','Cotação':'cotacao','Tipo':'tipo','Data últ cot':'data_ult_cot','Empresa':'empresa','Min 52 sem':'min_52_sem','Setor':'setor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 52 sem</text:p>
          </table:table-cell>
          <table:table-cell office:value-type="string" calcext:value-type="string">
            <text:p>max_52_sem</text:p>
          </table:table-cell>
          <table:table-cell/>
          <table:table-cell table:number-columns-repeated="2" office:value-type="string" calcext:value-type="string">
            <text:p>Max 52 sem</text:p>
          </table:table-cell>
          <table:table-cell table:formula="of:=[.H21]=[.I21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x 52 sem</text:p>
          </table:table-cell>
          <table:table-cell office:value-type="string" calcext:value-type="string">
            <text:p>max_52_sem</text:p>
          </table:table-cell>
          <table:table-cell table:formula="of:=&quot;'&quot;&amp;[.N21]&amp;&quot;'&quot;" office:value-type="string" office:string-value="'Max 52 sem'" calcext:value-type="string">
            <text:p>'Max 52 sem'</text:p>
          </table:table-cell>
          <table:table-cell table:formula="of:=&quot;'&quot;&amp;[.O21]&amp;&quot;'&quot;" office:value-type="string" office:string-value="'max_52_sem'" calcext:value-type="string">
            <text:p>'max_52_sem'</text:p>
          </table:table-cell>
          <table:table-cell table:formula="of:=[.P21]&amp;&quot;:&quot;&amp;[.Q21]" office:value-type="string" office:string-value="'Max 52 sem':'max_52_sem'" calcext:value-type="string">
            <text:p>'Max 52 sem':'max_52_sem'</text:p>
          </table:table-cell>
          <table:table-cell table:formula="of:=[.S20]&amp;&quot;,&quot;&amp;[.R21]" office:value-type="string" office:string-value="'Papel':'papel','Cotação':'cotacao','Tipo':'tipo','Data últ cot':'data_ult_cot','Empresa':'empresa','Min 52 sem':'min_52_sem','Setor':'setor','Max 52 sem':'max_52_sem'" calcext:value-type="string">
            <text:p>'Papel':'papel','Cotação':'cotacao','Tipo':'tipo','Data últ cot':'data_ult_cot','Empresa':'empresa','Min 52 sem':'min_52_sem','Setor':'setor','Max 52 sem':'max_52_se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setor</text:p>
          </table:table-cell>
          <table:table-cell office:value-type="string" calcext:value-type="string">
            <text:p>subsetor</text:p>
          </table:table-cell>
          <table:table-cell/>
          <table:table-cell table:number-columns-repeated="2" office:value-type="string" calcext:value-type="string">
            <text:p>Subsetor</text:p>
          </table:table-cell>
          <table:table-cell table:formula="of:=[.H22]=[.I22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Subsetor</text:p>
          </table:table-cell>
          <table:table-cell office:value-type="string" calcext:value-type="string">
            <text:p>subsetor</text:p>
          </table:table-cell>
          <table:table-cell table:formula="of:=&quot;'&quot;&amp;[.N22]&amp;&quot;'&quot;" office:value-type="string" office:string-value="'Subsetor'" calcext:value-type="string">
            <text:p>'Subsetor'</text:p>
          </table:table-cell>
          <table:table-cell table:formula="of:=&quot;'&quot;&amp;[.O22]&amp;&quot;'&quot;" office:value-type="string" office:string-value="'subsetor'" calcext:value-type="string">
            <text:p>'subsetor'</text:p>
          </table:table-cell>
          <table:table-cell table:formula="of:=[.P22]&amp;&quot;:&quot;&amp;[.Q22]" office:value-type="string" office:string-value="'Subsetor':'subsetor'" calcext:value-type="string">
            <text:p>'Subsetor':'subsetor'</text:p>
          </table:table-cell>
          <table:table-cell table:formula="of:=[.S21]&amp;&quot;,&quot;&amp;[.R22]" office:value-type="string" office:string-value="'Papel':'papel','Cotação':'cotacao','Tipo':'tipo','Data últ cot':'data_ult_cot','Empresa':'empresa','Min 52 sem':'min_52_sem','Setor':'setor','Max 52 sem':'max_52_sem','Subsetor':'subsetor'" calcext:value-type="string">
            <text:p>'Papel':'papel','Cotação':'cotacao','Tipo':'tipo','Data últ cot':'data_ult_cot','Empresa':'empresa','Min 52 sem':'min_52_sem','Setor':'setor','Max 52 sem':'max_52_sem','Subsetor':'subsetor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l $ méd (2m)</text:p>
          </table:table-cell>
          <table:table-cell office:value-type="string" calcext:value-type="string">
            <text:p>vol_med_2m</text:p>
          </table:table-cell>
          <table:table-cell/>
          <table:table-cell table:number-columns-repeated="2" office:value-type="string" calcext:value-type="string">
            <text:p>Vol $ méd (2m)</text:p>
          </table:table-cell>
          <table:table-cell table:formula="of:=[.H23]=[.I23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Vol $ méd (2m)</text:p>
          </table:table-cell>
          <table:table-cell office:value-type="string" calcext:value-type="string">
            <text:p>vol_med_2m</text:p>
          </table:table-cell>
          <table:table-cell table:formula="of:=&quot;'&quot;&amp;[.N23]&amp;&quot;'&quot;" office:value-type="string" office:string-value="'Vol $ méd (2m)'" calcext:value-type="string">
            <text:p>'Vol $ méd (2m)'</text:p>
          </table:table-cell>
          <table:table-cell table:formula="of:=&quot;'&quot;&amp;[.O23]&amp;&quot;'&quot;" office:value-type="string" office:string-value="'vol_med_2m'" calcext:value-type="string">
            <text:p>'vol_med_2m'</text:p>
          </table:table-cell>
          <table:table-cell table:formula="of:=[.P23]&amp;&quot;:&quot;&amp;[.Q23]" office:value-type="string" office:string-value="'Vol $ méd (2m)':'vol_med_2m'" calcext:value-type="string">
            <text:p>'Vol $ méd (2m)':'vol_med_2m'</text:p>
          </table:table-cell>
          <table:table-cell table:formula="of:=[.S22]&amp;&quot;,&quot;&amp;[.R23]" office:value-type="string" office:string-value="'Papel':'papel','Cotação':'cotacao','Tipo':'tipo','Data últ cot':'data_ult_cot','Empresa':'empresa','Min 52 sem':'min_52_sem','Setor':'setor','Max 52 sem':'max_52_sem','Subsetor':'subsetor','Vol $ méd (2m)':'vol_med_2m'" calcext:value-type="string">
            <text:p>'Papel':'papel','Cotação':'cotacao','Tipo':'tipo','Data últ cot':'data_ult_cot','Empresa':'empresa','Min 52 sem':'min_52_sem','Setor':'setor','Max 52 sem':'max_52_sem','Subsetor':'subsetor','Vol $ méd (2m)':'vol_med_2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de mercado</text:p>
          </table:table-cell>
          <table:table-cell office:value-type="string" calcext:value-type="string">
            <text:p>valor_de_mercado</text:p>
          </table:table-cell>
          <table:table-cell/>
          <table:table-cell table:number-columns-repeated="2" office:value-type="string" calcext:value-type="string">
            <text:p>Valor de mercado</text:p>
          </table:table-cell>
          <table:table-cell table:formula="of:=[.H24]=[.I2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Valor de mercado</text:p>
          </table:table-cell>
          <table:table-cell office:value-type="string" calcext:value-type="string">
            <text:p>valor_de_mercado</text:p>
          </table:table-cell>
          <table:table-cell table:formula="of:=&quot;'&quot;&amp;[.N24]&amp;&quot;'&quot;" office:value-type="string" office:string-value="'Valor de mercado'" calcext:value-type="string">
            <text:p>'Valor de mercado'</text:p>
          </table:table-cell>
          <table:table-cell table:formula="of:=&quot;'&quot;&amp;[.O24]&amp;&quot;'&quot;" office:value-type="string" office:string-value="'valor_de_mercado'" calcext:value-type="string">
            <text:p>'valor_de_mercado'</text:p>
          </table:table-cell>
          <table:table-cell table:formula="of:=[.P24]&amp;&quot;:&quot;&amp;[.Q24]" office:value-type="string" office:string-value="'Valor de mercado':'valor_de_mercado'" calcext:value-type="string">
            <text:p>'Valor de mercado':'valor_de_mercado'</text:p>
          </table:table-cell>
          <table:table-cell table:formula="of:=[.S23]&amp;&quot;,&quot;&amp;[.R2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Últ balanço processado</text:p>
          </table:table-cell>
          <table:table-cell office:value-type="string" calcext:value-type="string">
            <text:p>ult_balanco_processado</text:p>
          </table:table-cell>
          <table:table-cell/>
          <table:table-cell table:number-columns-repeated="2" office:value-type="string" calcext:value-type="string">
            <text:p>Últ balanço processado</text:p>
          </table:table-cell>
          <table:table-cell table:formula="of:=[.H25]=[.I25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Últ balanço processado</text:p>
          </table:table-cell>
          <table:table-cell office:value-type="string" calcext:value-type="string">
            <text:p>ult_balanco_processado</text:p>
          </table:table-cell>
          <table:table-cell table:formula="of:=&quot;'&quot;&amp;[.N25]&amp;&quot;'&quot;" office:value-type="string" office:string-value="'Últ balanço processado'" calcext:value-type="string">
            <text:p>'Últ balanço processado'</text:p>
          </table:table-cell>
          <table:table-cell table:formula="of:=&quot;'&quot;&amp;[.O25]&amp;&quot;'&quot;" office:value-type="string" office:string-value="'ult_balanco_processado'" calcext:value-type="string">
            <text:p>'ult_balanco_processado'</text:p>
          </table:table-cell>
          <table:table-cell table:formula="of:=[.P25]&amp;&quot;:&quot;&amp;[.Q25]" office:value-type="string" office:string-value="'Últ balanço processado':'ult_balanco_processado'" calcext:value-type="string">
            <text:p>'Últ balanço processado':'ult_balanco_processado'</text:p>
          </table:table-cell>
          <table:table-cell table:formula="of:=[.S24]&amp;&quot;,&quot;&amp;[.R2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da firma</text:p>
          </table:table-cell>
          <table:table-cell office:value-type="string" calcext:value-type="string">
            <text:p>valor_da_firma</text:p>
          </table:table-cell>
          <table:table-cell/>
          <table:table-cell table:number-columns-repeated="2" office:value-type="string" calcext:value-type="string">
            <text:p>Valor da firma</text:p>
          </table:table-cell>
          <table:table-cell table:formula="of:=[.H26]=[.I26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atu</text:p>
          </table:table-cell>
          <table:table-cell/>
          <table:table-cell office:value-type="string" calcext:value-type="string">
            <text:p>Valor da firma</text:p>
          </table:table-cell>
          <table:table-cell office:value-type="string" calcext:value-type="string">
            <text:p>valor_da_firma</text:p>
          </table:table-cell>
          <table:table-cell table:formula="of:=&quot;'&quot;&amp;[.N26]&amp;&quot;'&quot;" office:value-type="string" office:string-value="'Valor da firma'" calcext:value-type="string">
            <text:p>'Valor da firma'</text:p>
          </table:table-cell>
          <table:table-cell table:formula="of:=&quot;'&quot;&amp;[.O26]&amp;&quot;'&quot;" office:value-type="string" office:string-value="'valor_da_firma'" calcext:value-type="string">
            <text:p>'valor_da_firma'</text:p>
          </table:table-cell>
          <table:table-cell table:formula="of:=[.P26]&amp;&quot;:&quot;&amp;[.Q26]" office:value-type="string" office:string-value="'Valor da firma':'valor_da_firma'" calcext:value-type="string">
            <text:p>'Valor da firma':'valor_da_firma'</text:p>
          </table:table-cell>
          <table:table-cell table:formula="of:=[.S25]&amp;&quot;,&quot;&amp;[.R2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ro. Ações</text:p>
          </table:table-cell>
          <table:table-cell office:value-type="string" calcext:value-type="string">
            <text:p>nro_acoes</text:p>
          </table:table-cell>
          <table:table-cell/>
          <table:table-cell table:number-columns-repeated="2" office:value-type="string" calcext:value-type="string">
            <text:p>Nro. Ações</text:p>
          </table:table-cell>
          <table:table-cell table:formula="of:=[.H27]=[.I27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atu</text:p>
          </table:table-cell>
          <table:table-cell/>
          <table:table-cell office:value-type="string" calcext:value-type="string">
            <text:p>Nro. Ações</text:p>
          </table:table-cell>
          <table:table-cell office:value-type="string" calcext:value-type="string">
            <text:p>nro_acoes</text:p>
          </table:table-cell>
          <table:table-cell table:formula="of:=&quot;'&quot;&amp;[.N27]&amp;&quot;'&quot;" office:value-type="string" office:string-value="'Nro. Ações'" calcext:value-type="string">
            <text:p>'Nro. Ações'</text:p>
          </table:table-cell>
          <table:table-cell table:formula="of:=&quot;'&quot;&amp;[.O27]&amp;&quot;'&quot;" office:value-type="string" office:string-value="'nro_acoes'" calcext:value-type="string">
            <text:p>'nro_acoes'</text:p>
          </table:table-cell>
          <table:table-cell table:formula="of:=[.P27]&amp;&quot;:&quot;&amp;[.Q27]" office:value-type="string" office:string-value="'Nro. Ações':'nro_acoes'" calcext:value-type="string">
            <text:p>'Nro. Ações':'nro_acoes'</text:p>
          </table:table-cell>
          <table:table-cell table:formula="of:=[.S26]&amp;&quot;,&quot;&amp;[.R2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a</text:p>
          </table:table-cell>
          <table:table-cell office:value-type="string" calcext:value-type="string">
            <text:p>dia_p</text:p>
          </table:table-cell>
          <table:table-cell/>
          <table:table-cell table:number-columns-repeated="2" office:value-type="string" calcext:value-type="string">
            <text:p>Dia</text:p>
          </table:table-cell>
          <table:table-cell table:formula="of:=[.H28]=[.I28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atu</text:p>
          </table:table-cell>
          <table:table-cell/>
          <table:table-cell office:value-type="string" calcext:value-type="string">
            <text:p>Dia</text:p>
          </table:table-cell>
          <table:table-cell office:value-type="string" calcext:value-type="string">
            <text:p>dia_p</text:p>
          </table:table-cell>
          <table:table-cell table:formula="of:=&quot;'&quot;&amp;[.N28]&amp;&quot;'&quot;" office:value-type="string" office:string-value="'Dia'" calcext:value-type="string">
            <text:p>'Dia'</text:p>
          </table:table-cell>
          <table:table-cell table:formula="of:=&quot;'&quot;&amp;[.O28]&amp;&quot;'&quot;" office:value-type="string" office:string-value="'dia_p'" calcext:value-type="string">
            <text:p>'dia_p'</text:p>
          </table:table-cell>
          <table:table-cell table:formula="of:=[.P28]&amp;&quot;:&quot;&amp;[.Q28]" office:value-type="string" office:string-value="'Dia':'dia_p'" calcext:value-type="string">
            <text:p>'Dia':'dia_p'</text:p>
          </table:table-cell>
          <table:table-cell table:formula="of:=[.S27]&amp;&quot;,&quot;&amp;[.R2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L</text:p>
          </table:table-cell>
          <table:table-cell office:value-type="string" calcext:value-type="string">
            <text:p>pl</text:p>
          </table:table-cell>
          <table:table-cell/>
          <table:table-cell table:number-columns-repeated="2" office:value-type="string" calcext:value-type="string">
            <text:p>P/L</text:p>
          </table:table-cell>
          <table:table-cell table:formula="of:=[.H29]=[.I29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1</text:p>
          </table:table-cell>
          <table:table-cell/>
          <table:table-cell office:value-type="string" calcext:value-type="string">
            <text:p>P/L</text:p>
          </table:table-cell>
          <table:table-cell office:value-type="string" calcext:value-type="string">
            <text:p>pl</text:p>
          </table:table-cell>
          <table:table-cell table:formula="of:=&quot;'&quot;&amp;[.N29]&amp;&quot;'&quot;" office:value-type="string" office:string-value="'P/L'" calcext:value-type="string">
            <text:p>'P/L'</text:p>
          </table:table-cell>
          <table:table-cell table:formula="of:=&quot;'&quot;&amp;[.O29]&amp;&quot;'&quot;" office:value-type="string" office:string-value="'pl'" calcext:value-type="string">
            <text:p>'pl'</text:p>
          </table:table-cell>
          <table:table-cell table:formula="of:=[.P29]&amp;&quot;:&quot;&amp;[.Q29]" office:value-type="string" office:string-value="'P/L':'pl'" calcext:value-type="string">
            <text:p>'P/L':'pl'</text:p>
          </table:table-cell>
          <table:table-cell table:formula="of:=[.S28]&amp;&quot;,&quot;&amp;[.R2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PA</text:p>
          </table:table-cell>
          <table:table-cell office:value-type="string" calcext:value-type="string">
            <text:p>lpa</text:p>
          </table:table-cell>
          <table:table-cell/>
          <table:table-cell table:number-columns-repeated="2" office:value-type="string" calcext:value-type="string">
            <text:p>LPA</text:p>
          </table:table-cell>
          <table:table-cell table:formula="of:=[.H30]=[.I30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2</text:p>
          </table:table-cell>
          <table:table-cell/>
          <table:table-cell office:value-type="string" calcext:value-type="string">
            <text:p>LPA</text:p>
          </table:table-cell>
          <table:table-cell office:value-type="string" calcext:value-type="string">
            <text:p>lpa</text:p>
          </table:table-cell>
          <table:table-cell table:formula="of:=&quot;'&quot;&amp;[.N30]&amp;&quot;'&quot;" office:value-type="string" office:string-value="'LPA'" calcext:value-type="string">
            <text:p>'LPA'</text:p>
          </table:table-cell>
          <table:table-cell table:formula="of:=&quot;'&quot;&amp;[.O30]&amp;&quot;'&quot;" office:value-type="string" office:string-value="'lpa'" calcext:value-type="string">
            <text:p>'lpa'</text:p>
          </table:table-cell>
          <table:table-cell table:formula="of:=[.P30]&amp;&quot;:&quot;&amp;[.Q30]" office:value-type="string" office:string-value="'LPA':'lpa'" calcext:value-type="string">
            <text:p>'LPA':'lpa'</text:p>
          </table:table-cell>
          <table:table-cell table:formula="of:=[.S29]&amp;&quot;,&quot;&amp;[.R3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ês</text:p>
          </table:table-cell>
          <table:table-cell office:value-type="string" calcext:value-type="string">
            <text:p>mes_p</text:p>
          </table:table-cell>
          <table:table-cell/>
          <table:table-cell table:number-columns-repeated="2" office:value-type="string" calcext:value-type="string">
            <text:p>Mês</text:p>
          </table:table-cell>
          <table:table-cell table:formula="of:=[.H31]=[.I31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3</text:p>
          </table:table-cell>
          <table:table-cell/>
          <table:table-cell office:value-type="string" calcext:value-type="string">
            <text:p>Mês</text:p>
          </table:table-cell>
          <table:table-cell office:value-type="string" calcext:value-type="string">
            <text:p>mes_p</text:p>
          </table:table-cell>
          <table:table-cell table:formula="of:=&quot;'&quot;&amp;[.N31]&amp;&quot;'&quot;" office:value-type="string" office:string-value="'Mês'" calcext:value-type="string">
            <text:p>'Mês'</text:p>
          </table:table-cell>
          <table:table-cell table:formula="of:=&quot;'&quot;&amp;[.O31]&amp;&quot;'&quot;" office:value-type="string" office:string-value="'mes_p'" calcext:value-type="string">
            <text:p>'mes_p'</text:p>
          </table:table-cell>
          <table:table-cell table:formula="of:=[.P31]&amp;&quot;:&quot;&amp;[.Q31]" office:value-type="string" office:string-value="'Mês':'mes_p'" calcext:value-type="string">
            <text:p>'Mês':'mes_p'</text:p>
          </table:table-cell>
          <table:table-cell table:formula="of:=[.S30]&amp;&quot;,&quot;&amp;[.R3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VP</text:p>
          </table:table-cell>
          <table:table-cell office:value-type="string" calcext:value-type="string">
            <text:p>p_vp</text:p>
          </table:table-cell>
          <table:table-cell/>
          <table:table-cell table:number-columns-repeated="2" office:value-type="string" calcext:value-type="string">
            <text:p>P/VP</text:p>
          </table:table-cell>
          <table:table-cell table:formula="of:=[.H32]=[.I32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4</text:p>
          </table:table-cell>
          <table:table-cell/>
          <table:table-cell office:value-type="string" calcext:value-type="string">
            <text:p>P/VP</text:p>
          </table:table-cell>
          <table:table-cell office:value-type="string" calcext:value-type="string">
            <text:p>p_vp</text:p>
          </table:table-cell>
          <table:table-cell table:formula="of:=&quot;'&quot;&amp;[.N32]&amp;&quot;'&quot;" office:value-type="string" office:string-value="'P/VP'" calcext:value-type="string">
            <text:p>'P/VP'</text:p>
          </table:table-cell>
          <table:table-cell table:formula="of:=&quot;'&quot;&amp;[.O32]&amp;&quot;'&quot;" office:value-type="string" office:string-value="'p_vp'" calcext:value-type="string">
            <text:p>'p_vp'</text:p>
          </table:table-cell>
          <table:table-cell table:formula="of:=[.P32]&amp;&quot;:&quot;&amp;[.Q32]" office:value-type="string" office:string-value="'P/VP':'p_vp'" calcext:value-type="string">
            <text:p>'P/VP':'p_vp'</text:p>
          </table:table-cell>
          <table:table-cell table:formula="of:=[.S31]&amp;&quot;,&quot;&amp;[.R3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PA</text:p>
          </table:table-cell>
          <table:table-cell office:value-type="string" calcext:value-type="string">
            <text:p>vpa</text:p>
          </table:table-cell>
          <table:table-cell/>
          <table:table-cell table:number-columns-repeated="2" office:value-type="string" calcext:value-type="string">
            <text:p>VPA</text:p>
          </table:table-cell>
          <table:table-cell table:formula="of:=[.H33]=[.I33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5</text:p>
          </table:table-cell>
          <table:table-cell/>
          <table:table-cell office:value-type="string" calcext:value-type="string">
            <text:p>VPA</text:p>
          </table:table-cell>
          <table:table-cell office:value-type="string" calcext:value-type="string">
            <text:p>vpa</text:p>
          </table:table-cell>
          <table:table-cell table:formula="of:=&quot;'&quot;&amp;[.N33]&amp;&quot;'&quot;" office:value-type="string" office:string-value="'VPA'" calcext:value-type="string">
            <text:p>'VPA'</text:p>
          </table:table-cell>
          <table:table-cell table:formula="of:=&quot;'&quot;&amp;[.O33]&amp;&quot;'&quot;" office:value-type="string" office:string-value="'vpa'" calcext:value-type="string">
            <text:p>'vpa'</text:p>
          </table:table-cell>
          <table:table-cell table:formula="of:=[.P33]&amp;&quot;:&quot;&amp;[.Q33]" office:value-type="string" office:string-value="'VPA':'vpa'" calcext:value-type="string">
            <text:p>'VPA':'vpa'</text:p>
          </table:table-cell>
          <table:table-cell table:formula="of:=[.S32]&amp;&quot;,&quot;&amp;[.R3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0 dias</text:p>
          </table:table-cell>
          <table:table-cell office:value-type="string" calcext:value-type="string">
            <text:p>dias_30_p</text:p>
          </table:table-cell>
          <table:table-cell/>
          <table:table-cell table:number-columns-repeated="2" office:value-type="string" calcext:value-type="string">
            <text:p>30 dias</text:p>
          </table:table-cell>
          <table:table-cell table:formula="of:=[.H34]=[.I3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30 dias</text:p>
          </table:table-cell>
          <table:table-cell office:value-type="string" calcext:value-type="string">
            <text:p>dias_30_p</text:p>
          </table:table-cell>
          <table:table-cell table:formula="of:=&quot;'&quot;&amp;[.N34]&amp;&quot;'&quot;" office:value-type="string" office:string-value="'30 dias'" calcext:value-type="string">
            <text:p>'30 dias'</text:p>
          </table:table-cell>
          <table:table-cell table:formula="of:=&quot;'&quot;&amp;[.O34]&amp;&quot;'&quot;" office:value-type="string" office:string-value="'dias_30_p'" calcext:value-type="string">
            <text:p>'dias_30_p'</text:p>
          </table:table-cell>
          <table:table-cell table:formula="of:=[.P34]&amp;&quot;:&quot;&amp;[.Q34]" office:value-type="string" office:string-value="'30 dias':'dias_30_p'" calcext:value-type="string">
            <text:p>'30 dias':'dias_30_p'</text:p>
          </table:table-cell>
          <table:table-cell table:formula="of:=[.S33]&amp;&quot;,&quot;&amp;[.R3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EBIT</text:p>
          </table:table-cell>
          <table:table-cell office:value-type="string" calcext:value-type="string">
            <text:p>p_ebit</text:p>
          </table:table-cell>
          <table:table-cell/>
          <table:table-cell table:number-columns-repeated="2" office:value-type="string" calcext:value-type="string">
            <text:p>P/EBIT</text:p>
          </table:table-cell>
          <table:table-cell table:formula="of:=[.H35]=[.I35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3</text:p>
          </table:table-cell>
          <table:table-cell/>
          <table:table-cell office:value-type="string" calcext:value-type="string">
            <text:p>P/EBIT</text:p>
          </table:table-cell>
          <table:table-cell office:value-type="string" calcext:value-type="string">
            <text:p>p_ebit</text:p>
          </table:table-cell>
          <table:table-cell table:formula="of:=&quot;'&quot;&amp;[.N35]&amp;&quot;'&quot;" office:value-type="string" office:string-value="'P/EBIT'" calcext:value-type="string">
            <text:p>'P/EBIT'</text:p>
          </table:table-cell>
          <table:table-cell table:formula="of:=&quot;'&quot;&amp;[.O35]&amp;&quot;'&quot;" office:value-type="string" office:string-value="'p_ebit'" calcext:value-type="string">
            <text:p>'p_ebit'</text:p>
          </table:table-cell>
          <table:table-cell table:formula="of:=[.P35]&amp;&quot;:&quot;&amp;[.Q35]" office:value-type="string" office:string-value="'P/EBIT':'p_ebit'" calcext:value-type="string">
            <text:p>'P/EBIT':'p_ebit'</text:p>
          </table:table-cell>
          <table:table-cell table:formula="of:=[.S34]&amp;&quot;,&quot;&amp;[.R3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. Bruta</text:p>
          </table:table-cell>
          <table:table-cell office:value-type="string" calcext:value-type="string">
            <text:p>marg_bruta_p</text:p>
          </table:table-cell>
          <table:table-cell/>
          <table:table-cell table:number-columns-repeated="2" office:value-type="string" calcext:value-type="string">
            <text:p>Marg. Bruta</text:p>
          </table:table-cell>
          <table:table-cell table:formula="of:=[.H36]=[.I36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rg. Bruta</text:p>
          </table:table-cell>
          <table:table-cell office:value-type="string" calcext:value-type="string">
            <text:p>marg_bruta_p</text:p>
          </table:table-cell>
          <table:table-cell table:formula="of:=&quot;'&quot;&amp;[.N36]&amp;&quot;'&quot;" office:value-type="string" office:string-value="'Marg. Bruta'" calcext:value-type="string">
            <text:p>'Marg. Bruta'</text:p>
          </table:table-cell>
          <table:table-cell table:formula="of:=&quot;'&quot;&amp;[.O36]&amp;&quot;'&quot;" office:value-type="string" office:string-value="'marg_bruta_p'" calcext:value-type="string">
            <text:p>'marg_bruta_p'</text:p>
          </table:table-cell>
          <table:table-cell table:formula="of:=[.P36]&amp;&quot;:&quot;&amp;[.Q36]" office:value-type="string" office:string-value="'Marg. Bruta':'marg_bruta_p'" calcext:value-type="string">
            <text:p>'Marg. Bruta':'marg_bruta_p'</text:p>
          </table:table-cell>
          <table:table-cell table:formula="of:=[.S35]&amp;&quot;,&quot;&amp;[.R3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2 meses</text:p>
          </table:table-cell>
          <table:table-cell office:value-type="string" calcext:value-type="string">
            <text:p>meses_12_p</text:p>
          </table:table-cell>
          <table:table-cell/>
          <table:table-cell table:number-columns-repeated="2" office:value-type="string" calcext:value-type="string">
            <text:p>12 meses</text:p>
          </table:table-cell>
          <table:table-cell table:formula="of:=[.H37]=[.I3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12 meses</text:p>
          </table:table-cell>
          <table:table-cell office:value-type="string" calcext:value-type="string">
            <text:p>meses_12_p</text:p>
          </table:table-cell>
          <table:table-cell table:formula="of:=&quot;'&quot;&amp;[.N37]&amp;&quot;'&quot;" office:value-type="string" office:string-value="'12 meses'" calcext:value-type="string">
            <text:p>'12 meses'</text:p>
          </table:table-cell>
          <table:table-cell table:formula="of:=&quot;'&quot;&amp;[.O37]&amp;&quot;'&quot;" office:value-type="string" office:string-value="'meses_12_p'" calcext:value-type="string">
            <text:p>'meses_12_p'</text:p>
          </table:table-cell>
          <table:table-cell table:formula="of:=[.P37]&amp;&quot;:&quot;&amp;[.Q37]" office:value-type="string" office:string-value="'12 meses':'meses_12_p'" calcext:value-type="string">
            <text:p>'12 meses':'meses_12_p'</text:p>
          </table:table-cell>
          <table:table-cell table:formula="of:=[.S36]&amp;&quot;,&quot;&amp;[.R3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SR</text:p>
          </table:table-cell>
          <table:table-cell office:value-type="string" calcext:value-type="string">
            <text:p>psr</text:p>
          </table:table-cell>
          <table:table-cell/>
          <table:table-cell table:number-columns-repeated="2" office:value-type="string" calcext:value-type="string">
            <text:p>PSR</text:p>
          </table:table-cell>
          <table:table-cell table:formula="of:=[.H38]=[.I38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4</text:p>
          </table:table-cell>
          <table:table-cell/>
          <table:table-cell office:value-type="string" calcext:value-type="string">
            <text:p>PSR</text:p>
          </table:table-cell>
          <table:table-cell office:value-type="string" calcext:value-type="string">
            <text:p>psr</text:p>
          </table:table-cell>
          <table:table-cell table:formula="of:=&quot;'&quot;&amp;[.N38]&amp;&quot;'&quot;" office:value-type="string" office:string-value="'PSR'" calcext:value-type="string">
            <text:p>'PSR'</text:p>
          </table:table-cell>
          <table:table-cell table:formula="of:=&quot;'&quot;&amp;[.O38]&amp;&quot;'&quot;" office:value-type="string" office:string-value="'psr'" calcext:value-type="string">
            <text:p>'psr'</text:p>
          </table:table-cell>
          <table:table-cell table:formula="of:=[.P38]&amp;&quot;:&quot;&amp;[.Q38]" office:value-type="string" office:string-value="'PSR':'psr'" calcext:value-type="string">
            <text:p>'PSR':'psr'</text:p>
          </table:table-cell>
          <table:table-cell table:formula="of:=[.S37]&amp;&quot;,&quot;&amp;[.R3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. EBIT</text:p>
          </table:table-cell>
          <table:table-cell office:value-type="string" calcext:value-type="string">
            <text:p>marg_ebit_p</text:p>
          </table:table-cell>
          <table:table-cell/>
          <table:table-cell table:number-columns-repeated="2" office:value-type="string" calcext:value-type="string">
            <text:p>Marg. EBIT</text:p>
          </table:table-cell>
          <table:table-cell table:formula="of:=[.H39]=[.I39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rg. EBIT</text:p>
          </table:table-cell>
          <table:table-cell office:value-type="string" calcext:value-type="string">
            <text:p>marg_ebit_p</text:p>
          </table:table-cell>
          <table:table-cell table:formula="of:=&quot;'&quot;&amp;[.N39]&amp;&quot;'&quot;" office:value-type="string" office:string-value="'Marg. EBIT'" calcext:value-type="string">
            <text:p>'Marg. EBIT'</text:p>
          </table:table-cell>
          <table:table-cell table:formula="of:=&quot;'&quot;&amp;[.O39]&amp;&quot;'&quot;" office:value-type="string" office:string-value="'marg_ebit_p'" calcext:value-type="string">
            <text:p>'marg_ebit_p'</text:p>
          </table:table-cell>
          <table:table-cell table:formula="of:=[.P39]&amp;&quot;:&quot;&amp;[.Q39]" office:value-type="string" office:string-value="'Marg. EBIT':'marg_ebit_p'" calcext:value-type="string">
            <text:p>'Marg. EBIT':'marg_ebit_p'</text:p>
          </table:table-cell>
          <table:table-cell table:formula="of:=[.S38]&amp;&quot;,&quot;&amp;[.R3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</text:p>
          </table:table-cell>
        </table:table-row>
        <table:table-row table:style-name="ro1">
          <table:table-cell table:number-columns-repeated="4"/>
          <table:table-cell office:value-type="float" office:value="2023" calcext:value-type="float">
            <text:p>2023</text:p>
          </table:table-cell>
          <table:table-cell office:value-type="string" calcext:value-type="string">
            <text:p>ano_atu</text:p>
          </table:table-cell>
          <table:table-cell/>
          <table:table-cell table:number-columns-repeated="2" office:value-type="float" office:value="2023" calcext:value-type="float">
            <text:p>2023</text:p>
          </table:table-cell>
          <table:table-cell table:formula="of:=[.H40]=[.I40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office:value-type="string" calcext:value-type="string">
            <text:p>ano_atu</text:p>
          </table:table-cell>
          <table:table-cell table:formula="of:=&quot;'&quot;&amp;[.N40]&amp;&quot;'&quot;" office:value-type="string" office:string-value="'2023'" calcext:value-type="string">
            <text:p>'2023'</text:p>
          </table:table-cell>
          <table:table-cell table:formula="of:=&quot;'&quot;&amp;[.O40]&amp;&quot;'&quot;" office:value-type="string" office:string-value="'ano_atu'" calcext:value-type="string">
            <text:p>'ano_atu'</text:p>
          </table:table-cell>
          <table:table-cell table:formula="of:=[.P40]&amp;&quot;:&quot;&amp;[.Q40]" office:value-type="string" office:string-value="'2023':'ano_atu'" calcext:value-type="string">
            <text:p>'2023':'ano_atu'</text:p>
          </table:table-cell>
          <table:table-cell table:formula="of:=[.S39]&amp;&quot;,&quot;&amp;[.R4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Ativos</text:p>
          </table:table-cell>
          <table:table-cell office:value-type="string" calcext:value-type="string">
            <text:p>p_ativos</text:p>
          </table:table-cell>
          <table:table-cell/>
          <table:table-cell table:number-columns-repeated="2" office:value-type="string" calcext:value-type="string">
            <text:p>P/Ativos</text:p>
          </table:table-cell>
          <table:table-cell table:formula="of:=[.H41]=[.I41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5</text:p>
          </table:table-cell>
          <table:table-cell/>
          <table:table-cell office:value-type="string" calcext:value-type="string">
            <text:p>P/Ativos</text:p>
          </table:table-cell>
          <table:table-cell office:value-type="string" calcext:value-type="string">
            <text:p>p_ativos</text:p>
          </table:table-cell>
          <table:table-cell table:formula="of:=&quot;'&quot;&amp;[.N41]&amp;&quot;'&quot;" office:value-type="string" office:string-value="'P/Ativos'" calcext:value-type="string">
            <text:p>'P/Ativos'</text:p>
          </table:table-cell>
          <table:table-cell table:formula="of:=&quot;'&quot;&amp;[.O41]&amp;&quot;'&quot;" office:value-type="string" office:string-value="'p_ativos'" calcext:value-type="string">
            <text:p>'p_ativos'</text:p>
          </table:table-cell>
          <table:table-cell table:formula="of:=[.P41]&amp;&quot;:&quot;&amp;[.Q41]" office:value-type="string" office:string-value="'P/Ativos':'p_ativos'" calcext:value-type="string">
            <text:p>'P/Ativos':'p_ativos'</text:p>
          </table:table-cell>
          <table:table-cell table:formula="of:=[.S40]&amp;&quot;,&quot;&amp;[.R4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. Líquida</text:p>
          </table:table-cell>
          <table:table-cell office:value-type="string" calcext:value-type="string">
            <text:p>marg_liquida_p</text:p>
          </table:table-cell>
          <table:table-cell/>
          <table:table-cell table:number-columns-repeated="2" office:value-type="string" calcext:value-type="string">
            <text:p>Marg. Líquida</text:p>
          </table:table-cell>
          <table:table-cell table:formula="of:=[.H42]=[.I42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rg. Líquida</text:p>
          </table:table-cell>
          <table:table-cell office:value-type="string" calcext:value-type="string">
            <text:p>marg_liquida_p</text:p>
          </table:table-cell>
          <table:table-cell table:formula="of:=&quot;'&quot;&amp;[.N42]&amp;&quot;'&quot;" office:value-type="string" office:string-value="'Marg. Líquida'" calcext:value-type="string">
            <text:p>'Marg. Líquida'</text:p>
          </table:table-cell>
          <table:table-cell table:formula="of:=&quot;'&quot;&amp;[.O42]&amp;&quot;'&quot;" office:value-type="string" office:string-value="'marg_liquida_p'" calcext:value-type="string">
            <text:p>'marg_liquida_p'</text:p>
          </table:table-cell>
          <table:table-cell table:formula="of:=[.P42]&amp;&quot;:&quot;&amp;[.Q42]" office:value-type="string" office:string-value="'Marg. Líquida':'marg_liquida_p'" calcext:value-type="string">
            <text:p>'Marg. Líquida':'marg_liquida_p'</text:p>
          </table:table-cell>
          <table:table-cell table:formula="of:=[.S41]&amp;&quot;,&quot;&amp;[.R4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</text:p>
          </table:table-cell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ano_m1</text:p>
          </table:table-cell>
          <table:table-cell/>
          <table:table-cell table:number-columns-repeated="2" office:value-type="float" office:value="2022" calcext:value-type="float">
            <text:p>2022</text:p>
          </table:table-cell>
          <table:table-cell table:formula="of:=[.H43]=[.I43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string" calcext:value-type="string">
            <text:p>ano_m1</text:p>
          </table:table-cell>
          <table:table-cell table:formula="of:=&quot;'&quot;&amp;[.N43]&amp;&quot;'&quot;" office:value-type="string" office:string-value="'2022'" calcext:value-type="string">
            <text:p>'2022'</text:p>
          </table:table-cell>
          <table:table-cell table:formula="of:=&quot;'&quot;&amp;[.O43]&amp;&quot;'&quot;" office:value-type="string" office:string-value="'ano_m1'" calcext:value-type="string">
            <text:p>'ano_m1'</text:p>
          </table:table-cell>
          <table:table-cell table:formula="of:=[.P43]&amp;&quot;:&quot;&amp;[.Q43]" office:value-type="string" office:string-value="'2022':'ano_m1'" calcext:value-type="string">
            <text:p>'2022':'ano_m1'</text:p>
          </table:table-cell>
          <table:table-cell table:formula="of:=[.S42]&amp;&quot;,&quot;&amp;[.R4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Cap. Giro</text:p>
          </table:table-cell>
          <table:table-cell office:value-type="string" calcext:value-type="string">
            <text:p>p_cap_giro</text:p>
          </table:table-cell>
          <table:table-cell/>
          <table:table-cell table:number-columns-repeated="2" office:value-type="string" calcext:value-type="string">
            <text:p>P/Cap. Giro</text:p>
          </table:table-cell>
          <table:table-cell table:formula="of:=[.H44]=[.I4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P/Cap. Giro</text:p>
          </table:table-cell>
          <table:table-cell office:value-type="string" calcext:value-type="string">
            <text:p>p_cap_giro</text:p>
          </table:table-cell>
          <table:table-cell table:formula="of:=&quot;'&quot;&amp;[.N44]&amp;&quot;'&quot;" office:value-type="string" office:string-value="'P/Cap. Giro'" calcext:value-type="string">
            <text:p>'P/Cap. Giro'</text:p>
          </table:table-cell>
          <table:table-cell table:formula="of:=&quot;'&quot;&amp;[.O44]&amp;&quot;'&quot;" office:value-type="string" office:string-value="'p_cap_giro'" calcext:value-type="string">
            <text:p>'p_cap_giro'</text:p>
          </table:table-cell>
          <table:table-cell table:formula="of:=[.P44]&amp;&quot;:&quot;&amp;[.Q44]" office:value-type="string" office:string-value="'P/Cap. Giro':'p_cap_giro'" calcext:value-type="string">
            <text:p>'P/Cap. Giro':'p_cap_giro'</text:p>
          </table:table-cell>
          <table:table-cell table:formula="of:=[.S43]&amp;&quot;,&quot;&amp;[.R4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BIT / Ativo</text:p>
          </table:table-cell>
          <table:table-cell office:value-type="string" calcext:value-type="string">
            <text:p>ebit_ativo_p</text:p>
          </table:table-cell>
          <table:table-cell/>
          <table:table-cell table:number-columns-repeated="2" office:value-type="string" calcext:value-type="string">
            <text:p>EBIT / Ativo</text:p>
          </table:table-cell>
          <table:table-cell table:formula="of:=[.H45]=[.I45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BIT / Ativo</text:p>
          </table:table-cell>
          <table:table-cell office:value-type="string" calcext:value-type="string">
            <text:p>ebit_ativo_p</text:p>
          </table:table-cell>
          <table:table-cell table:formula="of:=&quot;'&quot;&amp;[.N45]&amp;&quot;'&quot;" office:value-type="string" office:string-value="'EBIT / Ativo'" calcext:value-type="string">
            <text:p>'EBIT / Ativo'</text:p>
          </table:table-cell>
          <table:table-cell table:formula="of:=&quot;'&quot;&amp;[.O45]&amp;&quot;'&quot;" office:value-type="string" office:string-value="'ebit_ativo_p'" calcext:value-type="string">
            <text:p>'ebit_ativo_p'</text:p>
          </table:table-cell>
          <table:table-cell table:formula="of:=[.P45]&amp;&quot;:&quot;&amp;[.Q45]" office:value-type="string" office:string-value="'EBIT / Ativo':'ebit_ativo_p'" calcext:value-type="string">
            <text:p>'EBIT / Ativo':'ebit_ativo_p'</text:p>
          </table:table-cell>
          <table:table-cell table:formula="of:=[.S44]&amp;&quot;,&quot;&amp;[.R4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</text:p>
          </table:table-cell>
        </table:table-row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ano_m2</text:p>
          </table:table-cell>
          <table:table-cell/>
          <table:table-cell table:number-columns-repeated="2" office:value-type="float" office:value="2021" calcext:value-type="float">
            <text:p>2021</text:p>
          </table:table-cell>
          <table:table-cell table:formula="of:=[.H46]=[.I46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office:value-type="string" calcext:value-type="string">
            <text:p>ano_m2</text:p>
          </table:table-cell>
          <table:table-cell table:formula="of:=&quot;'&quot;&amp;[.N46]&amp;&quot;'&quot;" office:value-type="string" office:string-value="'2021'" calcext:value-type="string">
            <text:p>'2021'</text:p>
          </table:table-cell>
          <table:table-cell table:formula="of:=&quot;'&quot;&amp;[.O46]&amp;&quot;'&quot;" office:value-type="string" office:string-value="'ano_m2'" calcext:value-type="string">
            <text:p>'ano_m2'</text:p>
          </table:table-cell>
          <table:table-cell table:formula="of:=[.P46]&amp;&quot;:&quot;&amp;[.Q46]" office:value-type="string" office:string-value="'2021':'ano_m2'" calcext:value-type="string">
            <text:p>'2021':'ano_m2'</text:p>
          </table:table-cell>
          <table:table-cell table:formula="of:=[.S45]&amp;&quot;,&quot;&amp;[.R4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Ativ Circ Liq</text:p>
          </table:table-cell>
          <table:table-cell office:value-type="string" calcext:value-type="string">
            <text:p>p_ativ_circ_liq</text:p>
          </table:table-cell>
          <table:table-cell/>
          <table:table-cell table:number-columns-repeated="2" office:value-type="string" calcext:value-type="string">
            <text:p>P/Ativ Circ Liq</text:p>
          </table:table-cell>
          <table:table-cell table:formula="of:=[.H47]=[.I4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P/Ativ Circ Liq</text:p>
          </table:table-cell>
          <table:table-cell office:value-type="string" calcext:value-type="string">
            <text:p>p_ativ_circ_liq</text:p>
          </table:table-cell>
          <table:table-cell table:formula="of:=&quot;'&quot;&amp;[.N47]&amp;&quot;'&quot;" office:value-type="string" office:string-value="'P/Ativ Circ Liq'" calcext:value-type="string">
            <text:p>'P/Ativ Circ Liq'</text:p>
          </table:table-cell>
          <table:table-cell table:formula="of:=&quot;'&quot;&amp;[.O47]&amp;&quot;'&quot;" office:value-type="string" office:string-value="'p_ativ_circ_liq'" calcext:value-type="string">
            <text:p>'p_ativ_circ_liq'</text:p>
          </table:table-cell>
          <table:table-cell table:formula="of:=[.P47]&amp;&quot;:&quot;&amp;[.Q47]" office:value-type="string" office:string-value="'P/Ativ Circ Liq':'p_ativ_circ_liq'" calcext:value-type="string">
            <text:p>'P/Ativ Circ Liq':'p_ativ_circ_liq'</text:p>
          </table:table-cell>
          <table:table-cell table:formula="of:=[.S46]&amp;&quot;,&quot;&amp;[.R4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ROIC</text:p>
          </table:table-cell>
          <table:table-cell office:value-type="string" calcext:value-type="string">
            <text:p>roic_p</text:p>
          </table:table-cell>
          <table:table-cell/>
          <table:table-cell office:value-type="string" calcext:value-type="string">
            <text:p>ROIC</text:p>
          </table:table-cell>
          <table:table-cell table:style-name="ce11" office:value-type="string" calcext:value-type="string">
            <text:p>ROIC</text:p>
          </table:table-cell>
          <table:table-cell table:formula="of:=[.H48]=[.I48]" office:value-type="boolean" office:boolean-value="true" calcext:value-type="boolean">
            <text:p>VERDADEIRO</text:p>
          </table:table-cell>
          <table:table-cell table:number-columns-repeated="3"/>
          <table:table-cell table:style-name="ce11" office:value-type="string" calcext:value-type="string">
            <text:p>ROIC</text:p>
          </table:table-cell>
          <table:table-cell office:value-type="string" calcext:value-type="string">
            <text:p>roic_p</text:p>
          </table:table-cell>
          <table:table-cell table:formula="of:=&quot;'&quot;&amp;[.N48]&amp;&quot;'&quot;" office:value-type="string" office:string-value="'ROIC'" calcext:value-type="string">
            <text:p>'ROIC'</text:p>
          </table:table-cell>
          <table:table-cell table:formula="of:=&quot;'&quot;&amp;[.O48]&amp;&quot;'&quot;" office:value-type="string" office:string-value="'roic_p'" calcext:value-type="string">
            <text:p>'roic_p'</text:p>
          </table:table-cell>
          <table:table-cell table:formula="of:=[.P48]&amp;&quot;:&quot;&amp;[.Q48]" office:value-type="string" office:string-value="'ROIC':'roic_p'" calcext:value-type="string">
            <text:p>'ROIC':'roic_p'</text:p>
          </table:table-cell>
          <table:table-cell table:formula="of:=[.S47]&amp;&quot;,&quot;&amp;[.R4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</text:p>
          </table:table-cell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ano_m3</text:p>
          </table:table-cell>
          <table:table-cell/>
          <table:table-cell table:number-columns-repeated="2" office:value-type="float" office:value="2020" calcext:value-type="float">
            <text:p>2020</text:p>
          </table:table-cell>
          <table:table-cell table:formula="of:=[.H49]=[.I49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string" calcext:value-type="string">
            <text:p>ano_m3</text:p>
          </table:table-cell>
          <table:table-cell table:formula="of:=&quot;'&quot;&amp;[.N49]&amp;&quot;'&quot;" office:value-type="string" office:string-value="'2020'" calcext:value-type="string">
            <text:p>'2020'</text:p>
          </table:table-cell>
          <table:table-cell table:formula="of:=&quot;'&quot;&amp;[.O49]&amp;&quot;'&quot;" office:value-type="string" office:string-value="'ano_m3'" calcext:value-type="string">
            <text:p>'ano_m3'</text:p>
          </table:table-cell>
          <table:table-cell table:formula="of:=[.P49]&amp;&quot;:&quot;&amp;[.Q49]" office:value-type="string" office:string-value="'2020':'ano_m3'" calcext:value-type="string">
            <text:p>'2020':'ano_m3'</text:p>
          </table:table-cell>
          <table:table-cell table:formula="of:=[.S48]&amp;&quot;,&quot;&amp;[.R4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. Yield</text:p>
          </table:table-cell>
          <table:table-cell office:value-type="string" calcext:value-type="string">
            <text:p>div_yield_p</text:p>
          </table:table-cell>
          <table:table-cell/>
          <table:table-cell table:number-columns-repeated="2" office:value-type="string" calcext:value-type="string">
            <text:p>Div. Yield</text:p>
          </table:table-cell>
          <table:table-cell table:formula="of:=[.H50]=[.I50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Div. Yield</text:p>
          </table:table-cell>
          <table:table-cell office:value-type="string" calcext:value-type="string">
            <text:p>div_yield_p</text:p>
          </table:table-cell>
          <table:table-cell table:formula="of:=&quot;'&quot;&amp;[.N50]&amp;&quot;'&quot;" office:value-type="string" office:string-value="'Div. Yield'" calcext:value-type="string">
            <text:p>'Div. Yield'</text:p>
          </table:table-cell>
          <table:table-cell table:formula="of:=&quot;'&quot;&amp;[.O50]&amp;&quot;'&quot;" office:value-type="string" office:string-value="'div_yield_p'" calcext:value-type="string">
            <text:p>'div_yield_p'</text:p>
          </table:table-cell>
          <table:table-cell table:formula="of:=[.P50]&amp;&quot;:&quot;&amp;[.Q50]" office:value-type="string" office:string-value="'Div. Yield':'div_yield_p'" calcext:value-type="string">
            <text:p>'Div. Yield':'div_yield_p'</text:p>
          </table:table-cell>
          <table:table-cell table:formula="of:=[.S49]&amp;&quot;,&quot;&amp;[.R5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E</text:p>
          </table:table-cell>
          <table:table-cell office:value-type="string" calcext:value-type="string">
            <text:p>roe_p</text:p>
          </table:table-cell>
          <table:table-cell/>
          <table:table-cell table:number-columns-repeated="2" office:value-type="string" calcext:value-type="string">
            <text:p>ROE</text:p>
          </table:table-cell>
          <table:table-cell table:formula="of:=[.H51]=[.I51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ROE</text:p>
          </table:table-cell>
          <table:table-cell office:value-type="string" calcext:value-type="string">
            <text:p>roe_p</text:p>
          </table:table-cell>
          <table:table-cell table:formula="of:=&quot;'&quot;&amp;[.N51]&amp;&quot;'&quot;" office:value-type="string" office:string-value="'ROE'" calcext:value-type="string">
            <text:p>'ROE'</text:p>
          </table:table-cell>
          <table:table-cell table:formula="of:=&quot;'&quot;&amp;[.O51]&amp;&quot;'&quot;" office:value-type="string" office:string-value="'roe_p'" calcext:value-type="string">
            <text:p>'roe_p'</text:p>
          </table:table-cell>
          <table:table-cell table:formula="of:=[.P51]&amp;&quot;:&quot;&amp;[.Q51]" office:value-type="string" office:string-value="'ROE':'roe_p'" calcext:value-type="string">
            <text:p>'ROE':'roe_p'</text:p>
          </table:table-cell>
          <table:table-cell table:formula="of:=[.S50]&amp;&quot;,&quot;&amp;[.R5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</text:p>
          </table:table-cell>
        </table:table-row>
        <table:table-row table:style-name="ro1"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ano_m4</text:p>
          </table:table-cell>
          <table:table-cell/>
          <table:table-cell table:number-columns-repeated="2" office:value-type="float" office:value="2019" calcext:value-type="float">
            <text:p>2019</text:p>
          </table:table-cell>
          <table:table-cell table:formula="of:=[.H52]=[.I52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ano_m4</text:p>
          </table:table-cell>
          <table:table-cell table:formula="of:=&quot;'&quot;&amp;[.N52]&amp;&quot;'&quot;" office:value-type="string" office:string-value="'2019'" calcext:value-type="string">
            <text:p>'2019'</text:p>
          </table:table-cell>
          <table:table-cell table:formula="of:=&quot;'&quot;&amp;[.O52]&amp;&quot;'&quot;" office:value-type="string" office:string-value="'ano_m4'" calcext:value-type="string">
            <text:p>'ano_m4'</text:p>
          </table:table-cell>
          <table:table-cell table:formula="of:=[.P52]&amp;&quot;:&quot;&amp;[.Q52]" office:value-type="string" office:string-value="'2019':'ano_m4'" calcext:value-type="string">
            <text:p>'2019':'ano_m4'</text:p>
          </table:table-cell>
          <table:table-cell table:formula="of:=[.S51]&amp;&quot;,&quot;&amp;[.R5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 / EBITDA</text:p>
          </table:table-cell>
          <table:table-cell office:value-type="string" calcext:value-type="string">
            <text:p>ev_ebitda</text:p>
          </table:table-cell>
          <table:table-cell/>
          <table:table-cell table:number-columns-repeated="2" office:value-type="string" calcext:value-type="string">
            <text:p>EV / EBITDA</text:p>
          </table:table-cell>
          <table:table-cell table:formula="of:=[.H53]=[.I53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V / EBITDA</text:p>
          </table:table-cell>
          <table:table-cell office:value-type="string" calcext:value-type="string">
            <text:p>ev_ebitda</text:p>
          </table:table-cell>
          <table:table-cell table:formula="of:=&quot;'&quot;&amp;[.N53]&amp;&quot;'&quot;" office:value-type="string" office:string-value="'EV / EBITDA'" calcext:value-type="string">
            <text:p>'EV / EBITDA'</text:p>
          </table:table-cell>
          <table:table-cell table:formula="of:=&quot;'&quot;&amp;[.O53]&amp;&quot;'&quot;" office:value-type="string" office:string-value="'ev_ebitda'" calcext:value-type="string">
            <text:p>'ev_ebitda'</text:p>
          </table:table-cell>
          <table:table-cell table:formula="of:=[.P53]&amp;&quot;:&quot;&amp;[.Q53]" office:value-type="string" office:string-value="'EV / EBITDA':'ev_ebitda'" calcext:value-type="string">
            <text:p>'EV / EBITDA':'ev_ebitda'</text:p>
          </table:table-cell>
          <table:table-cell table:formula="of:=[.S52]&amp;&quot;,&quot;&amp;[.R5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quidez Corr</text:p>
          </table:table-cell>
          <table:table-cell office:value-type="string" calcext:value-type="string">
            <text:p>liquidez_corr</text:p>
          </table:table-cell>
          <table:table-cell/>
          <table:table-cell table:number-columns-repeated="2" office:value-type="string" calcext:value-type="string">
            <text:p>Liquidez Corr</text:p>
          </table:table-cell>
          <table:table-cell table:formula="of:=[.H54]=[.I5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Liquidez Corr</text:p>
          </table:table-cell>
          <table:table-cell office:value-type="string" calcext:value-type="string">
            <text:p>liquidez_corr</text:p>
          </table:table-cell>
          <table:table-cell table:formula="of:=&quot;'&quot;&amp;[.N54]&amp;&quot;'&quot;" office:value-type="string" office:string-value="'Liquidez Corr'" calcext:value-type="string">
            <text:p>'Liquidez Corr'</text:p>
          </table:table-cell>
          <table:table-cell table:formula="of:=&quot;'&quot;&amp;[.O54]&amp;&quot;'&quot;" office:value-type="string" office:string-value="'liquidez_corr'" calcext:value-type="string">
            <text:p>'liquidez_corr'</text:p>
          </table:table-cell>
          <table:table-cell table:formula="of:=[.P54]&amp;&quot;:&quot;&amp;[.Q54]" office:value-type="string" office:string-value="'Liquidez Corr':'liquidez_corr'" calcext:value-type="string">
            <text:p>'Liquidez Corr':'liquidez_corr'</text:p>
          </table:table-cell>
          <table:table-cell table:formula="of:=[.S53]&amp;&quot;,&quot;&amp;[.R5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</text:p>
          </table:table-cell>
        </table:table-row>
        <table:table-row table:style-name="ro1">
          <table:table-cell table:number-columns-repeated="4"/>
          <table:table-cell office:value-type="float" office:value="2018" calcext:value-type="float">
            <text:p>2018</text:p>
          </table:table-cell>
          <table:table-cell office:value-type="string" calcext:value-type="string">
            <text:p>ano_m5</text:p>
          </table:table-cell>
          <table:table-cell/>
          <table:table-cell table:number-columns-repeated="2" office:value-type="float" office:value="2018" calcext:value-type="float">
            <text:p>2018</text:p>
          </table:table-cell>
          <table:table-cell table:formula="of:=[.H55]=[.I55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ano_m5</text:p>
          </table:table-cell>
          <table:table-cell table:formula="of:=&quot;'&quot;&amp;[.N55]&amp;&quot;'&quot;" office:value-type="string" office:string-value="'2018'" calcext:value-type="string">
            <text:p>'2018'</text:p>
          </table:table-cell>
          <table:table-cell table:formula="of:=&quot;'&quot;&amp;[.O55]&amp;&quot;'&quot;" office:value-type="string" office:string-value="'ano_m5'" calcext:value-type="string">
            <text:p>'ano_m5'</text:p>
          </table:table-cell>
          <table:table-cell table:formula="of:=[.P55]&amp;&quot;:&quot;&amp;[.Q55]" office:value-type="string" office:string-value="'2018':'ano_m5'" calcext:value-type="string">
            <text:p>'2018':'ano_m5'</text:p>
          </table:table-cell>
          <table:table-cell table:formula="of:=[.S54]&amp;&quot;,&quot;&amp;[.R5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 / EBIT</text:p>
          </table:table-cell>
          <table:table-cell office:value-type="string" calcext:value-type="string">
            <text:p>ev_ebit</text:p>
          </table:table-cell>
          <table:table-cell/>
          <table:table-cell table:number-columns-repeated="2" office:value-type="string" calcext:value-type="string">
            <text:p>EV / EBIT</text:p>
          </table:table-cell>
          <table:table-cell table:formula="of:=[.H56]=[.I56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V / EBIT</text:p>
          </table:table-cell>
          <table:table-cell office:value-type="string" calcext:value-type="string">
            <text:p>ev_ebit</text:p>
          </table:table-cell>
          <table:table-cell table:formula="of:=&quot;'&quot;&amp;[.N56]&amp;&quot;'&quot;" office:value-type="string" office:string-value="'EV / EBIT'" calcext:value-type="string">
            <text:p>'EV / EBIT'</text:p>
          </table:table-cell>
          <table:table-cell table:formula="of:=&quot;'&quot;&amp;[.O56]&amp;&quot;'&quot;" office:value-type="string" office:string-value="'ev_ebit'" calcext:value-type="string">
            <text:p>'ev_ebit'</text:p>
          </table:table-cell>
          <table:table-cell table:formula="of:=[.P56]&amp;&quot;:&quot;&amp;[.Q56]" office:value-type="string" office:string-value="'EV / EBIT':'ev_ebit'" calcext:value-type="string">
            <text:p>'EV / EBIT':'ev_ebit'</text:p>
          </table:table-cell>
          <table:table-cell table:formula="of:=[.S55]&amp;&quot;,&quot;&amp;[.R5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 Br/ Patrim</text:p>
          </table:table-cell>
          <table:table-cell office:value-type="string" calcext:value-type="string">
            <text:p>div_br_patrim</text:p>
          </table:table-cell>
          <table:table-cell/>
          <table:table-cell table:number-columns-repeated="2" office:value-type="string" calcext:value-type="string">
            <text:p>Div Br/ Patrim</text:p>
          </table:table-cell>
          <table:table-cell table:formula="of:=[.H57]=[.I5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Div Br/ Patrim</text:p>
          </table:table-cell>
          <table:table-cell office:value-type="string" calcext:value-type="string">
            <text:p>div_br_patrim</text:p>
          </table:table-cell>
          <table:table-cell table:formula="of:=&quot;'&quot;&amp;[.N57]&amp;&quot;'&quot;" office:value-type="string" office:string-value="'Div Br/ Patrim'" calcext:value-type="string">
            <text:p>'Div Br/ Patrim'</text:p>
          </table:table-cell>
          <table:table-cell table:formula="of:=&quot;'&quot;&amp;[.O57]&amp;&quot;'&quot;" office:value-type="string" office:string-value="'div_br_patrim'" calcext:value-type="string">
            <text:p>'div_br_patrim'</text:p>
          </table:table-cell>
          <table:table-cell table:formula="of:=[.P57]&amp;&quot;:&quot;&amp;[.Q57]" office:value-type="string" office:string-value="'Div Br/ Patrim':'div_br_patrim'" calcext:value-type="string">
            <text:p>'Div Br/ Patrim':'div_br_patrim'</text:p>
          </table:table-cell>
          <table:table-cell table:formula="of:=[.S56]&amp;&quot;,&quot;&amp;[.R5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s. Rec (5a)</text:p>
          </table:table-cell>
          <table:table-cell office:value-type="string" calcext:value-type="string">
            <text:p>cres_rec_5a_p</text:p>
          </table:table-cell>
          <table:table-cell/>
          <table:table-cell table:number-columns-repeated="2" office:value-type="string" calcext:value-type="string">
            <text:p>Cres. Rec (5a)</text:p>
          </table:table-cell>
          <table:table-cell table:formula="of:=[.H58]=[.I58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Cres. Rec (5a)</text:p>
          </table:table-cell>
          <table:table-cell office:value-type="string" calcext:value-type="string">
            <text:p>cres_rec_5a_p</text:p>
          </table:table-cell>
          <table:table-cell table:formula="of:=&quot;'&quot;&amp;[.N58]&amp;&quot;'&quot;" office:value-type="string" office:string-value="'Cres. Rec (5a)'" calcext:value-type="string">
            <text:p>'Cres. Rec (5a)'</text:p>
          </table:table-cell>
          <table:table-cell table:formula="of:=&quot;'&quot;&amp;[.O58]&amp;&quot;'&quot;" office:value-type="string" office:string-value="'cres_rec_5a_p'" calcext:value-type="string">
            <text:p>'cres_rec_5a_p'</text:p>
          </table:table-cell>
          <table:table-cell table:formula="of:=[.P58]&amp;&quot;:&quot;&amp;[.Q58]" office:value-type="string" office:string-value="'Cres. Rec (5a)':'cres_rec_5a_p'" calcext:value-type="string">
            <text:p>'Cres. Rec (5a)':'cres_rec_5a_p'</text:p>
          </table:table-cell>
          <table:table-cell table:formula="of:=[.S57]&amp;&quot;,&quot;&amp;[.R5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ro Ativos</text:p>
          </table:table-cell>
          <table:table-cell office:value-type="string" calcext:value-type="string">
            <text:p>giro_ativos</text:p>
          </table:table-cell>
          <table:table-cell/>
          <table:table-cell table:number-columns-repeated="2" office:value-type="string" calcext:value-type="string">
            <text:p>Giro Ativos</text:p>
          </table:table-cell>
          <table:table-cell table:formula="of:=[.H59]=[.I59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Giro Ativos</text:p>
          </table:table-cell>
          <table:table-cell office:value-type="string" calcext:value-type="string">
            <text:p>giro_ativos</text:p>
          </table:table-cell>
          <table:table-cell table:formula="of:=&quot;'&quot;&amp;[.N59]&amp;&quot;'&quot;" office:value-type="string" office:string-value="'Giro Ativos'" calcext:value-type="string">
            <text:p>'Giro Ativos'</text:p>
          </table:table-cell>
          <table:table-cell table:formula="of:=&quot;'&quot;&amp;[.O59]&amp;&quot;'&quot;" office:value-type="string" office:string-value="'giro_ativos'" calcext:value-type="string">
            <text:p>'giro_ativos'</text:p>
          </table:table-cell>
          <table:table-cell table:formula="of:=[.P59]&amp;&quot;:&quot;&amp;[.Q59]" office:value-type="string" office:string-value="'Giro Ativos':'giro_ativos'" calcext:value-type="string">
            <text:p>'Giro Ativos':'giro_ativos'</text:p>
          </table:table-cell>
          <table:table-cell table:formula="of:=[.S58]&amp;&quot;,&quot;&amp;[.R5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Ativo</text:p>
          </table:table-cell>
          <table:table-cell office:value-type="string" calcext:value-type="string">
            <text:p>ativo</text:p>
          </table:table-cell>
          <table:table-cell/>
          <table:table-cell table:style-name="ce13" office:value-type="string" calcext:value-type="string">
            <text:p>Ativo</text:p>
          </table:table-cell>
          <table:table-cell table:style-name="ce12" office:value-type="string" calcext:value-type="string">
            <text:p>Ativo</text:p>
          </table:table-cell>
          <table:table-cell table:formula="of:=[.H60]=[.I60]" office:value-type="boolean" office:boolean-value="true" calcext:value-type="boolean">
            <text:p>VERDADEIRO</text:p>
          </table:table-cell>
          <table:table-cell table:number-columns-repeated="3"/>
          <table:table-cell table:style-name="ce12" office:value-type="string" calcext:value-type="string">
            <text:p>Ativo</text:p>
          </table:table-cell>
          <table:table-cell office:value-type="string" calcext:value-type="string">
            <text:p>ativo</text:p>
          </table:table-cell>
          <table:table-cell table:formula="of:=&quot;'&quot;&amp;[.N60]&amp;&quot;'&quot;" office:value-type="string" office:string-value="'Ativo'" calcext:value-type="string">
            <text:p>'Ativo'</text:p>
          </table:table-cell>
          <table:table-cell table:formula="of:=&quot;'&quot;&amp;[.O60]&amp;&quot;'&quot;" office:value-type="string" office:string-value="'ativo'" calcext:value-type="string">
            <text:p>'ativo'</text:p>
          </table:table-cell>
          <table:table-cell table:formula="of:=[.P60]&amp;&quot;:&quot;&amp;[.Q60]" office:value-type="string" office:string-value="'Ativo':'ativo'" calcext:value-type="string">
            <text:p>'Ativo':'ativo'</text:p>
          </table:table-cell>
          <table:table-cell table:formula="of:=[.S59]&amp;&quot;,&quot;&amp;[.R6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Dív. Bruta</text:p>
          </table:table-cell>
          <table:table-cell office:value-type="string" calcext:value-type="string">
            <text:p>div_bruta</text:p>
          </table:table-cell>
          <table:table-cell table:number-columns-repeated="2"/>
          <table:table-cell table:style-name="ce12" office:value-type="string" calcext:value-type="string">
            <text:p>Dív. Bruta</text:p>
          </table:table-cell>
          <table:table-cell table:formula="of:=[.I66]=[.I61]" office:value-type="boolean" office:boolean-value="false" calcext:value-type="boolean">
            <text:p>FALSO</text:p>
          </table:table-cell>
          <table:table-cell table:number-columns-repeated="3"/>
          <table:table-cell table:style-name="ce12" office:value-type="string" calcext:value-type="string">
            <text:p>Dív. Bruta</text:p>
          </table:table-cell>
          <table:table-cell office:value-type="string" calcext:value-type="string">
            <text:p>div_bruta</text:p>
          </table:table-cell>
          <table:table-cell table:formula="of:=&quot;'&quot;&amp;[.N61]&amp;&quot;'&quot;" office:value-type="string" office:string-value="'Dív. Bruta'" calcext:value-type="string">
            <text:p>'Dív. Bruta'</text:p>
          </table:table-cell>
          <table:table-cell table:formula="of:=&quot;'&quot;&amp;[.O61]&amp;&quot;'&quot;" office:value-type="string" office:string-value="'div_bruta'" calcext:value-type="string">
            <text:p>'div_bruta'</text:p>
          </table:table-cell>
          <table:table-cell table:formula="of:=[.P61]&amp;&quot;:&quot;&amp;[.Q61]" office:value-type="string" office:string-value="'Dív. Bruta':'div_bruta'" calcext:value-type="string">
            <text:p>'Dív. Bruta':'div_bruta'</text:p>
          </table:table-cell>
          <table:table-cell table:formula="of:=[.S60]&amp;&quot;,&quot;&amp;[.R6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Disponibilidades</text:p>
          </table:table-cell>
          <table:table-cell office:value-type="string" calcext:value-type="string">
            <text:p>disponibilidades</text:p>
          </table:table-cell>
          <table:table-cell table:number-columns-repeated="2"/>
          <table:table-cell table:style-name="ce12" office:value-type="string" calcext:value-type="string">
            <text:p>Disponibilidades</text:p>
          </table:table-cell>
          <table:table-cell table:formula="of:=[.I67]=[.I62]" office:value-type="boolean" office:boolean-value="false" calcext:value-type="boolean">
            <text:p>FALSO</text:p>
          </table:table-cell>
          <table:table-cell table:number-columns-repeated="3"/>
          <table:table-cell table:style-name="ce12" office:value-type="string" calcext:value-type="string">
            <text:p>Disponibilidades</text:p>
          </table:table-cell>
          <table:table-cell office:value-type="string" calcext:value-type="string">
            <text:p>disponibilidades</text:p>
          </table:table-cell>
          <table:table-cell table:formula="of:=&quot;'&quot;&amp;[.N62]&amp;&quot;'&quot;" office:value-type="string" office:string-value="'Disponibilidades'" calcext:value-type="string">
            <text:p>'Disponibilidades'</text:p>
          </table:table-cell>
          <table:table-cell table:formula="of:=&quot;'&quot;&amp;[.O62]&amp;&quot;'&quot;" office:value-type="string" office:string-value="'disponibilidades'" calcext:value-type="string">
            <text:p>'disponibilidades'</text:p>
          </table:table-cell>
          <table:table-cell table:formula="of:=[.P62]&amp;&quot;:&quot;&amp;[.Q62]" office:value-type="string" office:string-value="'Disponibilidades':'disponibilidades'" calcext:value-type="string">
            <text:p>'Disponibilidades':'disponibilidades'</text:p>
          </table:table-cell>
          <table:table-cell table:formula="of:=[.S61]&amp;&quot;,&quot;&amp;[.R6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Dív. Líquida</text:p>
          </table:table-cell>
          <table:table-cell office:value-type="string" calcext:value-type="string">
            <text:p>div_liquida</text:p>
          </table:table-cell>
          <table:table-cell/>
          <table:table-cell table:style-name="ce13" office:value-type="string" calcext:value-type="string">
            <text:p>Patrim. Líq</text:p>
          </table:table-cell>
          <table:table-cell table:style-name="ce12" office:value-type="string" calcext:value-type="string">
            <text:p>Dív. Líquida</text:p>
          </table:table-cell>
          <table:table-cell table:formula="of:=[.H63]=[.I63]" office:value-type="boolean" office:boolean-value="false" calcext:value-type="boolean">
            <text:p>FALSO</text:p>
          </table:table-cell>
          <table:table-cell table:number-columns-repeated="3"/>
          <table:table-cell table:style-name="ce12" office:value-type="string" calcext:value-type="string">
            <text:p>Dív. Líquida</text:p>
          </table:table-cell>
          <table:table-cell office:value-type="string" calcext:value-type="string">
            <text:p>div_liquida</text:p>
          </table:table-cell>
          <table:table-cell table:formula="of:=&quot;'&quot;&amp;[.N63]&amp;&quot;'&quot;" office:value-type="string" office:string-value="'Dív. Líquida'" calcext:value-type="string">
            <text:p>'Dív. Líquida'</text:p>
          </table:table-cell>
          <table:table-cell table:formula="of:=&quot;'&quot;&amp;[.O63]&amp;&quot;'&quot;" office:value-type="string" office:string-value="'div_liquida'" calcext:value-type="string">
            <text:p>'div_liquida'</text:p>
          </table:table-cell>
          <table:table-cell table:formula="of:=[.P63]&amp;&quot;:&quot;&amp;[.Q63]" office:value-type="string" office:string-value="'Dív. Líquida':'div_liquida'" calcext:value-type="string">
            <text:p>'Dív. Líquida':'div_liquida'</text:p>
          </table:table-cell>
          <table:table-cell table:formula="of:=[.S62]&amp;&quot;,&quot;&amp;[.R6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Ativo Circulante</text:p>
          </table:table-cell>
          <table:table-cell office:value-type="string" calcext:value-type="string">
            <text:p>ativo_circulante</text:p>
          </table:table-cell>
          <table:table-cell/>
          <table:table-cell office:value-type="string" calcext:value-type="string">
            <text:p>Result Int Financ</text:p>
          </table:table-cell>
          <table:table-cell table:style-name="ce12" office:value-type="string" calcext:value-type="string">
            <text:p>Ativo Circulante</text:p>
          </table:table-cell>
          <table:table-cell table:formula="of:=[.H64]=[.I64]" office:value-type="boolean" office:boolean-value="false" calcext:value-type="boolean">
            <text:p>FALSO</text:p>
          </table:table-cell>
          <table:table-cell table:number-columns-repeated="3"/>
          <table:table-cell table:style-name="ce12" office:value-type="string" calcext:value-type="string">
            <text:p>Ativo Circulante</text:p>
          </table:table-cell>
          <table:table-cell office:value-type="string" calcext:value-type="string">
            <text:p>ativo_circulante</text:p>
          </table:table-cell>
          <table:table-cell table:formula="of:=&quot;'&quot;&amp;[.N64]&amp;&quot;'&quot;" office:value-type="string" office:string-value="'Ativo Circulante'" calcext:value-type="string">
            <text:p>'Ativo Circulante'</text:p>
          </table:table-cell>
          <table:table-cell table:formula="of:=&quot;'&quot;&amp;[.O64]&amp;&quot;'&quot;" office:value-type="string" office:string-value="'ativo_circulante'" calcext:value-type="string">
            <text:p>'ativo_circulante'</text:p>
          </table:table-cell>
          <table:table-cell table:formula="of:=[.P64]&amp;&quot;:&quot;&amp;[.Q64]" office:value-type="string" office:string-value="'Ativo Circulante':'ativo_circulante'" calcext:value-type="string">
            <text:p>'Ativo Circulante':'ativo_circulante'</text:p>
          </table:table-cell>
          <table:table-cell table:formula="of:=[.S63]&amp;&quot;,&quot;&amp;[.R6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atrim. Líq</text:p>
          </table:table-cell>
          <table:table-cell office:value-type="string" calcext:value-type="string">
            <text:p>patrim_liq</text:p>
          </table:table-cell>
          <table:table-cell/>
          <table:table-cell office:value-type="string" calcext:value-type="string">
            <text:p>Result Int Financ</text:p>
          </table:table-cell>
          <table:table-cell table:style-name="ce12" office:value-type="string" calcext:value-type="string">
            <text:p>Patrim. Líq</text:p>
          </table:table-cell>
          <table:table-cell table:formula="of:=[.H65]=[.I65]" office:value-type="boolean" office:boolean-value="false" calcext:value-type="boolean">
            <text:p>FALSO</text:p>
          </table:table-cell>
          <table:table-cell table:number-columns-repeated="3"/>
          <table:table-cell table:style-name="ce12" office:value-type="string" calcext:value-type="string">
            <text:p>Patrim. Líq</text:p>
          </table:table-cell>
          <table:table-cell office:value-type="string" calcext:value-type="string">
            <text:p>patrim_liq</text:p>
          </table:table-cell>
          <table:table-cell table:formula="of:=&quot;'&quot;&amp;[.N65]&amp;&quot;'&quot;" office:value-type="string" office:string-value="'Patrim. Líq'" calcext:value-type="string">
            <text:p>'Patrim. Líq'</text:p>
          </table:table-cell>
          <table:table-cell table:formula="of:=&quot;'&quot;&amp;[.O65]&amp;&quot;'&quot;" office:value-type="string" office:string-value="'patrim_liq'" calcext:value-type="string">
            <text:p>'patrim_liq'</text:p>
          </table:table-cell>
          <table:table-cell table:formula="of:=[.P65]&amp;&quot;:&quot;&amp;[.Q65]" office:value-type="string" office:string-value="'Patrim. Líq':'patrim_liq'" calcext:value-type="string">
            <text:p>'Patrim. Líq':'patrim_liq'</text:p>
          </table:table-cell>
          <table:table-cell table:formula="of:=[.S64]&amp;&quot;,&quot;&amp;[.R6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Depósitos</text:p>
          </table:table-cell>
          <table:table-cell office:value-type="string" calcext:value-type="string">
            <text:p>depositos</text:p>
          </table:table-cell>
          <table:table-cell/>
          <table:table-cell office:value-type="string" calcext:value-type="string">
            <text:p>Rec Serviços</text:p>
          </table:table-cell>
          <table:table-cell table:style-name="ce13" office:value-type="string" calcext:value-type="string">
            <text:p>Depósitos</text:p>
          </table:table-cell>
          <table:table-cell table:formula="of:=[.H66]=[.I68]" office:value-type="boolean" office:boolean-value="false" calcext:value-type="boolean">
            <text:p>FALSO</text:p>
          </table:table-cell>
          <table:table-cell table:number-columns-repeated="3"/>
          <table:table-cell table:style-name="ce13" office:value-type="string" calcext:value-type="string">
            <text:p>Depósitos</text:p>
          </table:table-cell>
          <table:table-cell office:value-type="string" calcext:value-type="string">
            <text:p>depositos</text:p>
          </table:table-cell>
          <table:table-cell table:formula="of:=&quot;'&quot;&amp;[.N66]&amp;&quot;'&quot;" office:value-type="string" office:string-value="'Depósitos'" calcext:value-type="string">
            <text:p>'Depósitos'</text:p>
          </table:table-cell>
          <table:table-cell table:formula="of:=&quot;'&quot;&amp;[.O66]&amp;&quot;'&quot;" office:value-type="string" office:string-value="'depositos'" calcext:value-type="string">
            <text:p>'depositos'</text:p>
          </table:table-cell>
          <table:table-cell table:formula="of:=[.P66]&amp;&quot;:&quot;&amp;[.Q66]" office:value-type="string" office:string-value="'Depósitos':'depositos'" calcext:value-type="string">
            <text:p>'Depósitos':'depositos'</text:p>
          </table:table-cell>
          <table:table-cell table:formula="of:=[.S65]&amp;&quot;,&quot;&amp;[.R6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</text:p>
          </table:table-cell>
        </table:table-row>
        <table:table-row table:style-name="ro1">
          <table:table-cell table:number-columns-repeated="4"/>
          <table:table-cell table:style-name="ce13" office:value-type="string" calcext:value-type="string">
            <text:p>Cart. de Crédito</text:p>
          </table:table-cell>
          <table:table-cell office:value-type="string" calcext:value-type="string">
            <text:p>cart_de_credito</text:p>
          </table:table-cell>
          <table:table-cell/>
          <table:table-cell office:value-type="string" calcext:value-type="string">
            <text:p>Rec Serviços</text:p>
          </table:table-cell>
          <table:table-cell table:style-name="ce13" office:value-type="string" calcext:value-type="string">
            <text:p>Cart. de Crédito</text:p>
          </table:table-cell>
          <table:table-cell table:formula="of:=[.H67]=[.I69]" office:value-type="boolean" office:boolean-value="false" calcext:value-type="boolean">
            <text:p>FALSO</text:p>
          </table:table-cell>
          <table:table-cell table:number-columns-repeated="3"/>
          <table:table-cell table:style-name="ce13" office:value-type="string" calcext:value-type="string">
            <text:p>Cart. de Crédito</text:p>
          </table:table-cell>
          <table:table-cell office:value-type="string" calcext:value-type="string">
            <text:p>cart_de_credito</text:p>
          </table:table-cell>
          <table:table-cell table:formula="of:=&quot;'&quot;&amp;[.N67]&amp;&quot;'&quot;" office:value-type="string" office:string-value="'Cart. de Crédito'" calcext:value-type="string">
            <text:p>'Cart. de Crédito'</text:p>
          </table:table-cell>
          <table:table-cell table:formula="of:=&quot;'&quot;&amp;[.O67]&amp;&quot;'&quot;" office:value-type="string" office:string-value="'cart_de_credito'" calcext:value-type="string">
            <text:p>'cart_de_credito'</text:p>
          </table:table-cell>
          <table:table-cell table:formula="of:=[.P67]&amp;&quot;:&quot;&amp;[.Q67]" office:value-type="string" office:string-value="'Cart. de Crédito':'cart_de_credito'" calcext:value-type="string">
            <text:p>'Cart. de Crédito':'cart_de_credito'</text:p>
          </table:table-cell>
          <table:table-cell table:formula="of:=[.S66]&amp;&quot;,&quot;&amp;[.R6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ita Líquida</text:p>
          </table:table-cell>
          <table:table-cell office:value-type="string" calcext:value-type="string">
            <text:p>receita_liquida_12</text:p>
          </table:table-cell>
          <table:table-cell table:number-columns-repeated="2"/>
          <table:table-cell office:value-type="string" calcext:value-type="string">
            <text:p>Receita Líquida</text:p>
          </table:table-cell>
          <table:table-cell table:formula="of:=[.H68]=[.I70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receita_liquida_12</text:p>
          </table:table-cell>
          <table:table-cell table:formula="of:=&quot;'&quot;&amp;[.N68]&amp;&quot;'&quot;" office:value-type="string" office:string-value="'receita_liquida_12'" calcext:value-type="string">
            <text:p>'receita_liquida_12'</text:p>
          </table:table-cell>
          <table:table-cell table:formula="of:=&quot;'&quot;&amp;[.O68]&amp;&quot;'&quot;" office:value-type="string" office:string-value="'receita_liquida_12'" calcext:value-type="string">
            <text:p>'receita_liquida_12'</text:p>
          </table:table-cell>
          <table:table-cell table:formula="of:=[.P68]&amp;&quot;:&quot;&amp;[.Q68]" office:value-type="string" office:string-value="'receita_liquida_12':'receita_liquida_12'" calcext:value-type="string">
            <text:p>'receita_liquida_12':'receita_liquida_12'</text:p>
          </table:table-cell>
          <table:table-cell table:formula="of:=[.S67]&amp;&quot;,&quot;&amp;[.R6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ita Líquida</text:p>
          </table:table-cell>
          <table:table-cell office:value-type="string" calcext:value-type="string">
            <text:p>receita_liquida_3</text:p>
          </table:table-cell>
          <table:table-cell table:number-columns-repeated="2"/>
          <table:table-cell office:value-type="string" calcext:value-type="string">
            <text:p>Receita Líquida</text:p>
          </table:table-cell>
          <table:table-cell table:formula="of:=[.H69]=[.I71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receita_liquida_3</text:p>
          </table:table-cell>
          <table:table-cell table:formula="of:=&quot;'&quot;&amp;[.N69]&amp;&quot;'&quot;" office:value-type="string" office:string-value="'receita_liquida_3'" calcext:value-type="string">
            <text:p>'receita_liquida_3'</text:p>
          </table:table-cell>
          <table:table-cell table:formula="of:=&quot;'&quot;&amp;[.O69]&amp;&quot;'&quot;" office:value-type="string" office:string-value="'receita_liquida_3'" calcext:value-type="string">
            <text:p>'receita_liquida_3'</text:p>
          </table:table-cell>
          <table:table-cell table:formula="of:=[.P69]&amp;&quot;:&quot;&amp;[.Q69]" office:value-type="string" office:string-value="'receita_liquida_3':'receita_liquida_3'" calcext:value-type="string">
            <text:p>'receita_liquida_3':'receita_liquida_3'</text:p>
          </table:table-cell>
          <table:table-cell table:formula="of:=[.S68]&amp;&quot;,&quot;&amp;[.R6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BIT</text:p>
          </table:table-cell>
          <table:table-cell office:value-type="string" calcext:value-type="string">
            <text:p>ebit_12</text:p>
          </table:table-cell>
          <table:table-cell table:number-columns-repeated="2"/>
          <table:table-cell office:value-type="string" calcext:value-type="string">
            <text:p>EBIT</text:p>
          </table:table-cell>
          <table:table-cell table:formula="of:=[.H70]=[.I72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ebit_12</text:p>
          </table:table-cell>
          <table:table-cell table:formula="of:=&quot;'&quot;&amp;[.N70]&amp;&quot;'&quot;" office:value-type="string" office:string-value="'ebit_12'" calcext:value-type="string">
            <text:p>'ebit_12'</text:p>
          </table:table-cell>
          <table:table-cell table:formula="of:=&quot;'&quot;&amp;[.O70]&amp;&quot;'&quot;" office:value-type="string" office:string-value="'ebit_12'" calcext:value-type="string">
            <text:p>'ebit_12'</text:p>
          </table:table-cell>
          <table:table-cell table:formula="of:=[.P70]&amp;&quot;:&quot;&amp;[.Q70]" office:value-type="string" office:string-value="'ebit_12':'ebit_12'" calcext:value-type="string">
            <text:p>'ebit_12':'ebit_12'</text:p>
          </table:table-cell>
          <table:table-cell table:formula="of:=[.S69]&amp;&quot;,&quot;&amp;[.R7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BIT</text:p>
          </table:table-cell>
          <table:table-cell office:value-type="string" calcext:value-type="string">
            <text:p>ebit_3</text:p>
          </table:table-cell>
          <table:table-cell table:number-columns-repeated="2"/>
          <table:table-cell office:value-type="string" calcext:value-type="string">
            <text:p>EBIT</text:p>
          </table:table-cell>
          <table:table-cell table:formula="of:=[.H71]=[.I73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ebit_3</text:p>
          </table:table-cell>
          <table:table-cell table:formula="of:=&quot;'&quot;&amp;[.N71]&amp;&quot;'&quot;" office:value-type="string" office:string-value="'ebit_3'" calcext:value-type="string">
            <text:p>'ebit_3'</text:p>
          </table:table-cell>
          <table:table-cell table:formula="of:=&quot;'&quot;&amp;[.O71]&amp;&quot;'&quot;" office:value-type="string" office:string-value="'ebit_3'" calcext:value-type="string">
            <text:p>'ebit_3'</text:p>
          </table:table-cell>
          <table:table-cell table:formula="of:=[.P71]&amp;&quot;:&quot;&amp;[.Q71]" office:value-type="string" office:string-value="'ebit_3':'ebit_3'" calcext:value-type="string">
            <text:p>'ebit_3':'ebit_3'</text:p>
          </table:table-cell>
          <table:table-cell table:formula="of:=[.S70]&amp;&quot;,&quot;&amp;[.R7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cro Líquido</text:p>
          </table:table-cell>
          <table:table-cell office:value-type="string" calcext:value-type="string">
            <text:p>lucro_liquido_12</text:p>
          </table:table-cell>
          <table:table-cell table:number-columns-repeated="2"/>
          <table:table-cell office:value-type="string" calcext:value-type="string">
            <text:p>Lucro Líquido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lucro_liquido_12</text:p>
          </table:table-cell>
          <table:table-cell table:formula="of:=&quot;'&quot;&amp;[.N72]&amp;&quot;'&quot;" office:value-type="string" office:string-value="'lucro_liquido_12'" calcext:value-type="string">
            <text:p>'lucro_liquido_12'</text:p>
          </table:table-cell>
          <table:table-cell table:formula="of:=&quot;'&quot;&amp;[.O72]&amp;&quot;'&quot;" office:value-type="string" office:string-value="'lucro_liquido_12'" calcext:value-type="string">
            <text:p>'lucro_liquido_12'</text:p>
          </table:table-cell>
          <table:table-cell table:formula="of:=[.P72]&amp;&quot;:&quot;&amp;[.Q72]" office:value-type="string" office:string-value="'lucro_liquido_12':'lucro_liquido_12'" calcext:value-type="string">
            <text:p>'lucro_liquido_12':'lucro_liquido_12'</text:p>
          </table:table-cell>
          <table:table-cell table:formula="of:=[.S71]&amp;&quot;,&quot;&amp;[.R7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cro Líquido</text:p>
          </table:table-cell>
          <table:table-cell office:value-type="string" calcext:value-type="string">
            <text:p>lucro_liquido_3</text:p>
          </table:table-cell>
          <table:table-cell table:number-columns-repeated="2"/>
          <table:table-cell office:value-type="string" calcext:value-type="string">
            <text:p>Lucro Líquido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lucro_liquido_3</text:p>
          </table:table-cell>
          <table:table-cell table:formula="of:=&quot;'&quot;&amp;[.N73]&amp;&quot;'&quot;" office:value-type="string" office:string-value="'lucro_liquido_3'" calcext:value-type="string">
            <text:p>'lucro_liquido_3'</text:p>
          </table:table-cell>
          <table:table-cell table:formula="of:=&quot;'&quot;&amp;[.O73]&amp;&quot;'&quot;" office:value-type="string" office:string-value="'lucro_liquido_3'" calcext:value-type="string">
            <text:p>'lucro_liquido_3'</text:p>
          </table:table-cell>
          <table:table-cell table:formula="of:=[.P73]&amp;&quot;:&quot;&amp;[.Q73]" office:value-type="string" office:string-value="'lucro_liquido_3':'lucro_liquido_3'" calcext:value-type="string">
            <text:p>'lucro_liquido_3':'lucro_liquido_3'</text:p>
          </table:table-cell>
          <table:table-cell table:formula="of:=[.S72]&amp;&quot;,&quot;&amp;[.R7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ult Int Financ</text:p>
          </table:table-cell>
          <table:table-cell office:value-type="string" calcext:value-type="string">
            <text:p>result_int_financ_12</text:p>
          </table:table-cell>
          <table:table-cell table:number-columns-repeated="2"/>
          <table:table-cell office:value-type="string" calcext:value-type="string">
            <text:p>Result Int Financ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sult_int_financ_12</text:p>
          </table:table-cell>
          <table:table-cell table:formula="of:=&quot;'&quot;&amp;[.N74]&amp;&quot;'&quot;" office:value-type="string" office:string-value="'result_int_financ_12'" calcext:value-type="string">
            <text:p>'result_int_financ_12'</text:p>
          </table:table-cell>
          <table:table-cell table:formula="of:=&quot;'&quot;&amp;[.O74]&amp;&quot;'&quot;" office:value-type="string" office:string-value="'result_int_financ_12'" calcext:value-type="string">
            <text:p>'result_int_financ_12'</text:p>
          </table:table-cell>
          <table:table-cell table:formula="of:=[.P74]&amp;&quot;:&quot;&amp;[.Q74]" office:value-type="string" office:string-value="'result_int_financ_12':'result_int_financ_12'" calcext:value-type="string">
            <text:p>'result_int_financ_12':'result_int_financ_12'</text:p>
          </table:table-cell>
          <table:table-cell table:formula="of:=[.S73]&amp;&quot;,&quot;&amp;[.R7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ult Int Financ</text:p>
          </table:table-cell>
          <table:table-cell office:value-type="string" calcext:value-type="string">
            <text:p>result_int_financ_3</text:p>
          </table:table-cell>
          <table:table-cell table:number-columns-repeated="2"/>
          <table:table-cell office:value-type="string" calcext:value-type="string">
            <text:p>Result Int Financ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sult_int_financ_3</text:p>
          </table:table-cell>
          <table:table-cell table:formula="of:=&quot;'&quot;&amp;[.N75]&amp;&quot;'&quot;" office:value-type="string" office:string-value="'result_int_financ_3'" calcext:value-type="string">
            <text:p>'result_int_financ_3'</text:p>
          </table:table-cell>
          <table:table-cell table:formula="of:=&quot;'&quot;&amp;[.O75]&amp;&quot;'&quot;" office:value-type="string" office:string-value="'result_int_financ_3'" calcext:value-type="string">
            <text:p>'result_int_financ_3'</text:p>
          </table:table-cell>
          <table:table-cell table:formula="of:=[.P75]&amp;&quot;:&quot;&amp;[.Q75]" office:value-type="string" office:string-value="'result_int_financ_3':'result_int_financ_3'" calcext:value-type="string">
            <text:p>'result_int_financ_3':'result_int_financ_3'</text:p>
          </table:table-cell>
          <table:table-cell table:formula="of:=[.S74]&amp;&quot;,&quot;&amp;[.R7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 Serviços</text:p>
          </table:table-cell>
          <table:table-cell office:value-type="string" calcext:value-type="string">
            <text:p>rec_servicos_12</text:p>
          </table:table-cell>
          <table:table-cell table:number-columns-repeated="2"/>
          <table:table-cell office:value-type="string" calcext:value-type="string">
            <text:p>Rec Serviços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c_servicos_12</text:p>
          </table:table-cell>
          <table:table-cell table:formula="of:=&quot;'&quot;&amp;[.N76]&amp;&quot;'&quot;" office:value-type="string" office:string-value="'rec_servicos_12'" calcext:value-type="string">
            <text:p>'rec_servicos_12'</text:p>
          </table:table-cell>
          <table:table-cell table:formula="of:=&quot;'&quot;&amp;[.O76]&amp;&quot;'&quot;" office:value-type="string" office:string-value="'rec_servicos_12'" calcext:value-type="string">
            <text:p>'rec_servicos_12'</text:p>
          </table:table-cell>
          <table:table-cell table:formula="of:=[.P76]&amp;&quot;:&quot;&amp;[.Q76]" office:value-type="string" office:string-value="'rec_servicos_12':'rec_servicos_12'" calcext:value-type="string">
            <text:p>'rec_servicos_12':'rec_servicos_12'</text:p>
          </table:table-cell>
          <table:table-cell table:formula="of:=[.S75]&amp;&quot;,&quot;&amp;[.R7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 Serviços</text:p>
          </table:table-cell>
          <table:table-cell office:value-type="string" calcext:value-type="string">
            <text:p>rec_servicos_3</text:p>
          </table:table-cell>
          <table:table-cell table:number-columns-repeated="2"/>
          <table:table-cell office:value-type="string" calcext:value-type="string">
            <text:p>Rec Serviços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c_servicos_3</text:p>
          </table:table-cell>
          <table:table-cell table:formula="of:=&quot;'&quot;&amp;[.N77]&amp;&quot;'&quot;" office:value-type="string" office:string-value="'rec_servicos_3'" calcext:value-type="string">
            <text:p>'rec_servicos_3'</text:p>
          </table:table-cell>
          <table:table-cell table:formula="of:=&quot;'&quot;&amp;[.O77]&amp;&quot;'&quot;" office:value-type="string" office:string-value="'rec_servicos_3'" calcext:value-type="string">
            <text:p>'rec_servicos_3'</text:p>
          </table:table-cell>
          <table:table-cell table:formula="of:=[.P77]&amp;&quot;:&quot;&amp;[.Q77]" office:value-type="string" office:string-value="'rec_servicos_3':'rec_servicos_3'" calcext:value-type="string">
            <text:p>'rec_servicos_3':'rec_servicos_3'</text:p>
          </table:table-cell>
          <table:table-cell table:formula="of:=[.S76]&amp;&quot;,&quot;&amp;[.R7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,'rec_servicos_3':'rec_servicos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,'rec_servicos_3':'rec_servicos_3'</text:p>
          </table:table-cell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EBI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Lucro Líquido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Lucro Líquido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Rec Serviços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Rec Serviço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Receita Líquida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Receita Líquida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Result Int Financ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Result Int Financ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<text:s/>VARCHAR(500),</text:p>
          </table:table-cell>
          <table:table-cell table:formula="of:=[.A2]&amp;[.B2]" office:value-type="string" office:string-value="papel VARCHAR(500)," calcext:value-type="string">
            <text:p>papel VARCHAR(500),</text:p>
          </table:table-cell>
        </table:table-row>
        <table:table-row table:style-name="ro1">
          <table:table-cell office:value-type="string" calcext:value-type="string">
            <text:p>cotacao</text:p>
          </table:table-cell>
          <table:table-cell office:value-type="string" calcext:value-type="string">
            <text:p><text:s/>VARCHAR(500),</text:p>
          </table:table-cell>
          <table:table-cell table:formula="of:=[.A3]&amp;[.B3]" office:value-type="string" office:string-value="cotacao VARCHAR(500)," calcext:value-type="string">
            <text:p>cotacao VARCHAR(500),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<text:s/>VARCHAR(500),</text:p>
          </table:table-cell>
          <table:table-cell table:formula="of:=[.A4]&amp;[.B4]" office:value-type="string" office:string-value="tipo VARCHAR(500)," calcext:value-type="string">
            <text:p>tipo VARCHAR(500),</text:p>
          </table:table-cell>
        </table:table-row>
        <table:table-row table:style-name="ro1">
          <table:table-cell office:value-type="string" calcext:value-type="string">
            <text:p>data_ult_cot</text:p>
          </table:table-cell>
          <table:table-cell office:value-type="string" calcext:value-type="string">
            <text:p><text:s/>VARCHAR(500),</text:p>
          </table:table-cell>
          <table:table-cell table:formula="of:=[.A5]&amp;[.B5]" office:value-type="string" office:string-value="data_ult_cot VARCHAR(500)," calcext:value-type="string">
            <text:p>data_ult_cot VARCHAR(500),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<text:s/>VARCHAR(500),</text:p>
          </table:table-cell>
          <table:table-cell table:formula="of:=[.A6]&amp;[.B6]" office:value-type="string" office:string-value="empresa VARCHAR(500)," calcext:value-type="string">
            <text:p>empresa VARCHAR(500),</text:p>
          </table:table-cell>
        </table:table-row>
        <table:table-row table:style-name="ro1">
          <table:table-cell office:value-type="string" calcext:value-type="string">
            <text:p>min_52_sem</text:p>
          </table:table-cell>
          <table:table-cell office:value-type="string" calcext:value-type="string">
            <text:p><text:s/>VARCHAR(500),</text:p>
          </table:table-cell>
          <table:table-cell table:formula="of:=[.A7]&amp;[.B7]" office:value-type="string" office:string-value="min_52_sem VARCHAR(500)," calcext:value-type="string">
            <text:p>min_52_sem VARCHAR(500),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<text:s/>VARCHAR(500),</text:p>
          </table:table-cell>
          <table:table-cell table:formula="of:=[.A8]&amp;[.B8]" office:value-type="string" office:string-value="setor VARCHAR(500)," calcext:value-type="string">
            <text:p>setor VARCHAR(500),</text:p>
          </table:table-cell>
        </table:table-row>
        <table:table-row table:style-name="ro1">
          <table:table-cell office:value-type="string" calcext:value-type="string">
            <text:p>max_52_sem</text:p>
          </table:table-cell>
          <table:table-cell office:value-type="string" calcext:value-type="string">
            <text:p><text:s/>VARCHAR(500),</text:p>
          </table:table-cell>
          <table:table-cell table:formula="of:=[.A9]&amp;[.B9]" office:value-type="string" office:string-value="max_52_sem VARCHAR(500)," calcext:value-type="string">
            <text:p>max_52_sem VARCHAR(500),</text:p>
          </table:table-cell>
        </table:table-row>
        <table:table-row table:style-name="ro1">
          <table:table-cell office:value-type="string" calcext:value-type="string">
            <text:p>subsetor</text:p>
          </table:table-cell>
          <table:table-cell office:value-type="string" calcext:value-type="string">
            <text:p><text:s/>VARCHAR(500),</text:p>
          </table:table-cell>
          <table:table-cell table:formula="of:=[.A10]&amp;[.B10]" office:value-type="string" office:string-value="subsetor VARCHAR(500)," calcext:value-type="string">
            <text:p>subsetor VARCHAR(500),</text:p>
          </table:table-cell>
        </table:table-row>
        <table:table-row table:style-name="ro1">
          <table:table-cell office:value-type="string" calcext:value-type="string">
            <text:p>vol_med_2m</text:p>
          </table:table-cell>
          <table:table-cell office:value-type="string" calcext:value-type="string">
            <text:p><text:s/>VARCHAR(500),</text:p>
          </table:table-cell>
          <table:table-cell table:formula="of:=[.A11]&amp;[.B11]" office:value-type="string" office:string-value="vol_med_2m VARCHAR(500)," calcext:value-type="string">
            <text:p>vol_med_2m VARCHAR(500),</text:p>
          </table:table-cell>
        </table:table-row>
        <table:table-row table:style-name="ro1">
          <table:table-cell office:value-type="string" calcext:value-type="string">
            <text:p>valor_de_mercado</text:p>
          </table:table-cell>
          <table:table-cell office:value-type="string" calcext:value-type="string">
            <text:p><text:s/>VARCHAR(500),</text:p>
          </table:table-cell>
          <table:table-cell table:formula="of:=[.A12]&amp;[.B12]" office:value-type="string" office:string-value="valor_de_mercado VARCHAR(500)," calcext:value-type="string">
            <text:p>valor_de_mercado VARCHAR(500),</text:p>
          </table:table-cell>
        </table:table-row>
        <table:table-row table:style-name="ro1">
          <table:table-cell office:value-type="string" calcext:value-type="string">
            <text:p>ult_balanco_processado</text:p>
          </table:table-cell>
          <table:table-cell office:value-type="string" calcext:value-type="string">
            <text:p><text:s/>VARCHAR(500),</text:p>
          </table:table-cell>
          <table:table-cell table:formula="of:=[.A13]&amp;[.B13]" office:value-type="string" office:string-value="ult_balanco_processado VARCHAR(500)," calcext:value-type="string">
            <text:p>ult_balanco_processado VARCHAR(500),</text:p>
          </table:table-cell>
        </table:table-row>
        <table:table-row table:style-name="ro1">
          <table:table-cell office:value-type="string" calcext:value-type="string">
            <text:p>valor_da_firma</text:p>
          </table:table-cell>
          <table:table-cell office:value-type="string" calcext:value-type="string">
            <text:p><text:s/>VARCHAR(500),</text:p>
          </table:table-cell>
          <table:table-cell table:formula="of:=[.A14]&amp;[.B14]" office:value-type="string" office:string-value="valor_da_firma VARCHAR(500)," calcext:value-type="string">
            <text:p>valor_da_firma VARCHAR(500),</text:p>
          </table:table-cell>
        </table:table-row>
        <table:table-row table:style-name="ro1">
          <table:table-cell office:value-type="string" calcext:value-type="string">
            <text:p>nro_acoes</text:p>
          </table:table-cell>
          <table:table-cell office:value-type="string" calcext:value-type="string">
            <text:p><text:s/>VARCHAR(500),</text:p>
          </table:table-cell>
          <table:table-cell table:formula="of:=[.A15]&amp;[.B15]" office:value-type="string" office:string-value="nro_acoes VARCHAR(500)," calcext:value-type="string">
            <text:p>nro_acoes VARCHAR(500),</text:p>
          </table:table-cell>
        </table:table-row>
        <table:table-row table:style-name="ro1">
          <table:table-cell office:value-type="string" calcext:value-type="string">
            <text:p>dia_p</text:p>
          </table:table-cell>
          <table:table-cell office:value-type="string" calcext:value-type="string">
            <text:p><text:s/>VARCHAR(500),</text:p>
          </table:table-cell>
          <table:table-cell table:formula="of:=[.A16]&amp;[.B16]" office:value-type="string" office:string-value="dia_p VARCHAR(500)," calcext:value-type="string">
            <text:p>dia_p VARCHAR(500),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<text:s/>VARCHAR(500),</text:p>
          </table:table-cell>
          <table:table-cell table:formula="of:=[.A17]&amp;[.B17]" office:value-type="string" office:string-value="pl VARCHAR(500)," calcext:value-type="string">
            <text:p>pl VARCHAR(500),</text:p>
          </table:table-cell>
        </table:table-row>
        <table:table-row table:style-name="ro1">
          <table:table-cell office:value-type="string" calcext:value-type="string">
            <text:p>lpa</text:p>
          </table:table-cell>
          <table:table-cell office:value-type="string" calcext:value-type="string">
            <text:p><text:s/>VARCHAR(500),</text:p>
          </table:table-cell>
          <table:table-cell table:formula="of:=[.A18]&amp;[.B18]" office:value-type="string" office:string-value="lpa VARCHAR(500)," calcext:value-type="string">
            <text:p>lpa VARCHAR(500),</text:p>
          </table:table-cell>
        </table:table-row>
        <table:table-row table:style-name="ro1">
          <table:table-cell office:value-type="string" calcext:value-type="string">
            <text:p>mes_p</text:p>
          </table:table-cell>
          <table:table-cell office:value-type="string" calcext:value-type="string">
            <text:p><text:s/>VARCHAR(500),</text:p>
          </table:table-cell>
          <table:table-cell table:formula="of:=[.A19]&amp;[.B19]" office:value-type="string" office:string-value="mes_p VARCHAR(500)," calcext:value-type="string">
            <text:p>mes_p VARCHAR(500),</text:p>
          </table:table-cell>
        </table:table-row>
        <table:table-row table:style-name="ro1">
          <table:table-cell office:value-type="string" calcext:value-type="string">
            <text:p>p_vp</text:p>
          </table:table-cell>
          <table:table-cell office:value-type="string" calcext:value-type="string">
            <text:p><text:s/>VARCHAR(500),</text:p>
          </table:table-cell>
          <table:table-cell table:formula="of:=[.A20]&amp;[.B20]" office:value-type="string" office:string-value="p_vp VARCHAR(500)," calcext:value-type="string">
            <text:p>p_vp VARCHAR(500),</text:p>
          </table:table-cell>
        </table:table-row>
        <table:table-row table:style-name="ro1">
          <table:table-cell office:value-type="string" calcext:value-type="string">
            <text:p>vpa</text:p>
          </table:table-cell>
          <table:table-cell office:value-type="string" calcext:value-type="string">
            <text:p><text:s/>VARCHAR(500),</text:p>
          </table:table-cell>
          <table:table-cell table:formula="of:=[.A21]&amp;[.B21]" office:value-type="string" office:string-value="vpa VARCHAR(500)," calcext:value-type="string">
            <text:p>vpa VARCHAR(500),</text:p>
          </table:table-cell>
        </table:table-row>
        <table:table-row table:style-name="ro1">
          <table:table-cell office:value-type="string" calcext:value-type="string">
            <text:p>dias_30_p</text:p>
          </table:table-cell>
          <table:table-cell office:value-type="string" calcext:value-type="string">
            <text:p><text:s/>VARCHAR(500),</text:p>
          </table:table-cell>
          <table:table-cell table:formula="of:=[.A22]&amp;[.B22]" office:value-type="string" office:string-value="dias_30_p VARCHAR(500)," calcext:value-type="string">
            <text:p>dias_30_p VARCHAR(500),</text:p>
          </table:table-cell>
        </table:table-row>
        <table:table-row table:style-name="ro1">
          <table:table-cell office:value-type="string" calcext:value-type="string">
            <text:p>p_ebit</text:p>
          </table:table-cell>
          <table:table-cell office:value-type="string" calcext:value-type="string">
            <text:p><text:s/>VARCHAR(500),</text:p>
          </table:table-cell>
          <table:table-cell table:formula="of:=[.A23]&amp;[.B23]" office:value-type="string" office:string-value="p_ebit VARCHAR(500)," calcext:value-type="string">
            <text:p>p_ebit VARCHAR(500),</text:p>
          </table:table-cell>
        </table:table-row>
        <table:table-row table:style-name="ro1">
          <table:table-cell office:value-type="string" calcext:value-type="string">
            <text:p>marg_bruta_p</text:p>
          </table:table-cell>
          <table:table-cell office:value-type="string" calcext:value-type="string">
            <text:p><text:s/>VARCHAR(500),</text:p>
          </table:table-cell>
          <table:table-cell table:formula="of:=[.A24]&amp;[.B24]" office:value-type="string" office:string-value="marg_bruta_p VARCHAR(500)," calcext:value-type="string">
            <text:p>marg_bruta_p VARCHAR(500),</text:p>
          </table:table-cell>
        </table:table-row>
        <table:table-row table:style-name="ro1">
          <table:table-cell office:value-type="string" calcext:value-type="string">
            <text:p>meses_12_p</text:p>
          </table:table-cell>
          <table:table-cell office:value-type="string" calcext:value-type="string">
            <text:p><text:s/>VARCHAR(500),</text:p>
          </table:table-cell>
          <table:table-cell table:formula="of:=[.A25]&amp;[.B25]" office:value-type="string" office:string-value="meses_12_p VARCHAR(500)," calcext:value-type="string">
            <text:p>meses_12_p VARCHAR(500),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<text:s/>VARCHAR(500),</text:p>
          </table:table-cell>
          <table:table-cell table:formula="of:=[.A26]&amp;[.B26]" office:value-type="string" office:string-value="psr VARCHAR(500)," calcext:value-type="string">
            <text:p>psr VARCHAR(500),</text:p>
          </table:table-cell>
        </table:table-row>
        <table:table-row table:style-name="ro1">
          <table:table-cell office:value-type="string" calcext:value-type="string">
            <text:p>marg_ebit_p</text:p>
          </table:table-cell>
          <table:table-cell office:value-type="string" calcext:value-type="string">
            <text:p><text:s/>VARCHAR(500),</text:p>
          </table:table-cell>
          <table:table-cell table:formula="of:=[.A27]&amp;[.B27]" office:value-type="string" office:string-value="marg_ebit_p VARCHAR(500)," calcext:value-type="string">
            <text:p>marg_ebit_p VARCHAR(500),</text:p>
          </table:table-cell>
        </table:table-row>
        <table:table-row table:style-name="ro1">
          <table:table-cell office:value-type="string" calcext:value-type="string">
            <text:p>ano_atu</text:p>
          </table:table-cell>
          <table:table-cell office:value-type="string" calcext:value-type="string">
            <text:p><text:s/>VARCHAR(500),</text:p>
          </table:table-cell>
          <table:table-cell table:formula="of:=[.A28]&amp;[.B28]" office:value-type="string" office:string-value="ano_atu VARCHAR(500)," calcext:value-type="string">
            <text:p>ano_atu VARCHAR(500),</text:p>
          </table:table-cell>
        </table:table-row>
        <table:table-row table:style-name="ro1">
          <table:table-cell office:value-type="string" calcext:value-type="string">
            <text:p>p_ativos</text:p>
          </table:table-cell>
          <table:table-cell office:value-type="string" calcext:value-type="string">
            <text:p><text:s/>VARCHAR(500),</text:p>
          </table:table-cell>
          <table:table-cell table:formula="of:=[.A29]&amp;[.B29]" office:value-type="string" office:string-value="p_ativos VARCHAR(500)," calcext:value-type="string">
            <text:p>p_ativos VARCHAR(500),</text:p>
          </table:table-cell>
        </table:table-row>
        <table:table-row table:style-name="ro1">
          <table:table-cell office:value-type="string" calcext:value-type="string">
            <text:p>marg_liquida_p</text:p>
          </table:table-cell>
          <table:table-cell office:value-type="string" calcext:value-type="string">
            <text:p><text:s/>VARCHAR(500),</text:p>
          </table:table-cell>
          <table:table-cell table:formula="of:=[.A30]&amp;[.B30]" office:value-type="string" office:string-value="marg_liquida_p VARCHAR(500)," calcext:value-type="string">
            <text:p>marg_liquida_p VARCHAR(500),</text:p>
          </table:table-cell>
        </table:table-row>
        <table:table-row table:style-name="ro1">
          <table:table-cell office:value-type="string" calcext:value-type="string">
            <text:p>ano_m1</text:p>
          </table:table-cell>
          <table:table-cell office:value-type="string" calcext:value-type="string">
            <text:p><text:s/>VARCHAR(500),</text:p>
          </table:table-cell>
          <table:table-cell table:formula="of:=[.A31]&amp;[.B31]" office:value-type="string" office:string-value="ano_m1 VARCHAR(500)," calcext:value-type="string">
            <text:p>ano_m1 VARCHAR(500),</text:p>
          </table:table-cell>
        </table:table-row>
        <table:table-row table:style-name="ro1">
          <table:table-cell office:value-type="string" calcext:value-type="string">
            <text:p>p_cap_giro</text:p>
          </table:table-cell>
          <table:table-cell office:value-type="string" calcext:value-type="string">
            <text:p><text:s/>VARCHAR(500),</text:p>
          </table:table-cell>
          <table:table-cell table:formula="of:=[.A32]&amp;[.B32]" office:value-type="string" office:string-value="p_cap_giro VARCHAR(500)," calcext:value-type="string">
            <text:p>p_cap_giro VARCHAR(500),</text:p>
          </table:table-cell>
        </table:table-row>
        <table:table-row table:style-name="ro1">
          <table:table-cell office:value-type="string" calcext:value-type="string">
            <text:p>ebit_ativo_p</text:p>
          </table:table-cell>
          <table:table-cell office:value-type="string" calcext:value-type="string">
            <text:p><text:s/>VARCHAR(500),</text:p>
          </table:table-cell>
          <table:table-cell table:formula="of:=[.A33]&amp;[.B33]" office:value-type="string" office:string-value="ebit_ativo_p VARCHAR(500)," calcext:value-type="string">
            <text:p>ebit_ativo_p VARCHAR(500),</text:p>
          </table:table-cell>
        </table:table-row>
        <table:table-row table:style-name="ro1">
          <table:table-cell office:value-type="string" calcext:value-type="string">
            <text:p>ano_m2</text:p>
          </table:table-cell>
          <table:table-cell office:value-type="string" calcext:value-type="string">
            <text:p><text:s/>VARCHAR(500),</text:p>
          </table:table-cell>
          <table:table-cell table:formula="of:=[.A34]&amp;[.B34]" office:value-type="string" office:string-value="ano_m2 VARCHAR(500)," calcext:value-type="string">
            <text:p>ano_m2 VARCHAR(500),</text:p>
          </table:table-cell>
        </table:table-row>
        <table:table-row table:style-name="ro1">
          <table:table-cell office:value-type="string" calcext:value-type="string">
            <text:p>p_ativ_circ_liq</text:p>
          </table:table-cell>
          <table:table-cell office:value-type="string" calcext:value-type="string">
            <text:p><text:s/>VARCHAR(500),</text:p>
          </table:table-cell>
          <table:table-cell table:formula="of:=[.A35]&amp;[.B35]" office:value-type="string" office:string-value="p_ativ_circ_liq VARCHAR(500)," calcext:value-type="string">
            <text:p>p_ativ_circ_liq VARCHAR(500),</text:p>
          </table:table-cell>
        </table:table-row>
        <table:table-row table:style-name="ro1">
          <table:table-cell office:value-type="string" calcext:value-type="string">
            <text:p>roic_p</text:p>
          </table:table-cell>
          <table:table-cell office:value-type="string" calcext:value-type="string">
            <text:p><text:s/>VARCHAR(500),</text:p>
          </table:table-cell>
          <table:table-cell table:formula="of:=[.A36]&amp;[.B36]" office:value-type="string" office:string-value="roic_p VARCHAR(500)," calcext:value-type="string">
            <text:p>roic_p VARCHAR(500),</text:p>
          </table:table-cell>
        </table:table-row>
        <table:table-row table:style-name="ro1">
          <table:table-cell office:value-type="string" calcext:value-type="string">
            <text:p>ano_m3</text:p>
          </table:table-cell>
          <table:table-cell office:value-type="string" calcext:value-type="string">
            <text:p><text:s/>VARCHAR(500),</text:p>
          </table:table-cell>
          <table:table-cell table:formula="of:=[.A37]&amp;[.B37]" office:value-type="string" office:string-value="ano_m3 VARCHAR(500)," calcext:value-type="string">
            <text:p>ano_m3 VARCHAR(500),</text:p>
          </table:table-cell>
        </table:table-row>
        <table:table-row table:style-name="ro1">
          <table:table-cell office:value-type="string" calcext:value-type="string">
            <text:p>div_yield_p</text:p>
          </table:table-cell>
          <table:table-cell office:value-type="string" calcext:value-type="string">
            <text:p><text:s/>VARCHAR(500),</text:p>
          </table:table-cell>
          <table:table-cell table:formula="of:=[.A38]&amp;[.B38]" office:value-type="string" office:string-value="div_yield_p VARCHAR(500)," calcext:value-type="string">
            <text:p>div_yield_p VARCHAR(500),</text:p>
          </table:table-cell>
        </table:table-row>
        <table:table-row table:style-name="ro1">
          <table:table-cell office:value-type="string" calcext:value-type="string">
            <text:p>roe_p</text:p>
          </table:table-cell>
          <table:table-cell office:value-type="string" calcext:value-type="string">
            <text:p><text:s/>VARCHAR(500),</text:p>
          </table:table-cell>
          <table:table-cell table:formula="of:=[.A39]&amp;[.B39]" office:value-type="string" office:string-value="roe_p VARCHAR(500)," calcext:value-type="string">
            <text:p>roe_p VARCHAR(500),</text:p>
          </table:table-cell>
        </table:table-row>
        <table:table-row table:style-name="ro1">
          <table:table-cell office:value-type="string" calcext:value-type="string">
            <text:p>ano_m4</text:p>
          </table:table-cell>
          <table:table-cell office:value-type="string" calcext:value-type="string">
            <text:p><text:s/>VARCHAR(500),</text:p>
          </table:table-cell>
          <table:table-cell table:formula="of:=[.A40]&amp;[.B40]" office:value-type="string" office:string-value="ano_m4 VARCHAR(500)," calcext:value-type="string">
            <text:p>ano_m4 VARCHAR(500),</text:p>
          </table:table-cell>
        </table:table-row>
        <table:table-row table:style-name="ro1">
          <table:table-cell office:value-type="string" calcext:value-type="string">
            <text:p>ev_ebitda</text:p>
          </table:table-cell>
          <table:table-cell office:value-type="string" calcext:value-type="string">
            <text:p><text:s/>VARCHAR(500),</text:p>
          </table:table-cell>
          <table:table-cell table:formula="of:=[.A41]&amp;[.B41]" office:value-type="string" office:string-value="ev_ebitda VARCHAR(500)," calcext:value-type="string">
            <text:p>ev_ebitda VARCHAR(500),</text:p>
          </table:table-cell>
        </table:table-row>
        <table:table-row table:style-name="ro1">
          <table:table-cell office:value-type="string" calcext:value-type="string">
            <text:p>liquidez_corr</text:p>
          </table:table-cell>
          <table:table-cell office:value-type="string" calcext:value-type="string">
            <text:p><text:s/>VARCHAR(500),</text:p>
          </table:table-cell>
          <table:table-cell table:formula="of:=[.A42]&amp;[.B42]" office:value-type="string" office:string-value="liquidez_corr VARCHAR(500)," calcext:value-type="string">
            <text:p>liquidez_corr VARCHAR(500),</text:p>
          </table:table-cell>
        </table:table-row>
        <table:table-row table:style-name="ro1">
          <table:table-cell office:value-type="string" calcext:value-type="string">
            <text:p>ano_m5</text:p>
          </table:table-cell>
          <table:table-cell office:value-type="string" calcext:value-type="string">
            <text:p><text:s/>VARCHAR(500),</text:p>
          </table:table-cell>
          <table:table-cell table:formula="of:=[.A43]&amp;[.B43]" office:value-type="string" office:string-value="ano_m5 VARCHAR(500)," calcext:value-type="string">
            <text:p>ano_m5 VARCHAR(500),</text:p>
          </table:table-cell>
        </table:table-row>
        <table:table-row table:style-name="ro1">
          <table:table-cell office:value-type="string" calcext:value-type="string">
            <text:p>ev_ebit</text:p>
          </table:table-cell>
          <table:table-cell office:value-type="string" calcext:value-type="string">
            <text:p><text:s/>VARCHAR(500),</text:p>
          </table:table-cell>
          <table:table-cell table:formula="of:=[.A44]&amp;[.B44]" office:value-type="string" office:string-value="ev_ebit VARCHAR(500)," calcext:value-type="string">
            <text:p>ev_ebit VARCHAR(500),</text:p>
          </table:table-cell>
        </table:table-row>
        <table:table-row table:style-name="ro1">
          <table:table-cell office:value-type="string" calcext:value-type="string">
            <text:p>div_br_patrim</text:p>
          </table:table-cell>
          <table:table-cell office:value-type="string" calcext:value-type="string">
            <text:p><text:s/>VARCHAR(500),</text:p>
          </table:table-cell>
          <table:table-cell table:formula="of:=[.A45]&amp;[.B45]" office:value-type="string" office:string-value="div_br_patrim VARCHAR(500)," calcext:value-type="string">
            <text:p>div_br_patrim VARCHAR(500),</text:p>
          </table:table-cell>
        </table:table-row>
        <table:table-row table:style-name="ro1">
          <table:table-cell office:value-type="string" calcext:value-type="string">
            <text:p>cres_rec_5a_p</text:p>
          </table:table-cell>
          <table:table-cell office:value-type="string" calcext:value-type="string">
            <text:p><text:s/>VARCHAR(500),</text:p>
          </table:table-cell>
          <table:table-cell table:formula="of:=[.A46]&amp;[.B46]" office:value-type="string" office:string-value="cres_rec_5a_p VARCHAR(500)," calcext:value-type="string">
            <text:p>cres_rec_5a_p VARCHAR(500),</text:p>
          </table:table-cell>
        </table:table-row>
        <table:table-row table:style-name="ro1">
          <table:table-cell office:value-type="string" calcext:value-type="string">
            <text:p>giro_ativos</text:p>
          </table:table-cell>
          <table:table-cell office:value-type="string" calcext:value-type="string">
            <text:p><text:s/>VARCHAR(500),</text:p>
          </table:table-cell>
          <table:table-cell table:formula="of:=[.A47]&amp;[.B47]" office:value-type="string" office:string-value="giro_ativos VARCHAR(500)," calcext:value-type="string">
            <text:p>giro_ativos VARCHAR(500),</text:p>
          </table:table-cell>
        </table:table-row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<text:s/>VARCHAR(500),</text:p>
          </table:table-cell>
          <table:table-cell table:formula="of:=[.A48]&amp;[.B48]" office:value-type="string" office:string-value="ativo VARCHAR(500)," calcext:value-type="string">
            <text:p>ativo VARCHAR(500),</text:p>
          </table:table-cell>
        </table:table-row>
        <table:table-row table:style-name="ro1">
          <table:table-cell office:value-type="string" calcext:value-type="string">
            <text:p>div_bruta</text:p>
          </table:table-cell>
          <table:table-cell office:value-type="string" calcext:value-type="string">
            <text:p><text:s/>VARCHAR(500),</text:p>
          </table:table-cell>
          <table:table-cell table:formula="of:=[.A49]&amp;[.B49]" office:value-type="string" office:string-value="div_bruta VARCHAR(500)," calcext:value-type="string">
            <text:p>div_bruta VARCHAR(500),</text:p>
          </table:table-cell>
        </table:table-row>
        <table:table-row table:style-name="ro1">
          <table:table-cell office:value-type="string" calcext:value-type="string">
            <text:p>disponibilidades</text:p>
          </table:table-cell>
          <table:table-cell office:value-type="string" calcext:value-type="string">
            <text:p><text:s/>VARCHAR(500),</text:p>
          </table:table-cell>
          <table:table-cell table:formula="of:=[.A50]&amp;[.B50]" office:value-type="string" office:string-value="disponibilidades VARCHAR(500)," calcext:value-type="string">
            <text:p>disponibilidades VARCHAR(500),</text:p>
          </table:table-cell>
        </table:table-row>
        <table:table-row table:style-name="ro1">
          <table:table-cell office:value-type="string" calcext:value-type="string">
            <text:p>div_liquida</text:p>
          </table:table-cell>
          <table:table-cell office:value-type="string" calcext:value-type="string">
            <text:p><text:s/>VARCHAR(500),</text:p>
          </table:table-cell>
          <table:table-cell table:formula="of:=[.A51]&amp;[.B51]" office:value-type="string" office:string-value="div_liquida VARCHAR(500)," calcext:value-type="string">
            <text:p>div_liquida VARCHAR(500),</text:p>
          </table:table-cell>
        </table:table-row>
        <table:table-row table:style-name="ro1">
          <table:table-cell office:value-type="string" calcext:value-type="string">
            <text:p>ativo_circulante</text:p>
          </table:table-cell>
          <table:table-cell office:value-type="string" calcext:value-type="string">
            <text:p><text:s/>VARCHAR(500),</text:p>
          </table:table-cell>
          <table:table-cell table:formula="of:=[.A52]&amp;[.B52]" office:value-type="string" office:string-value="ativo_circulante VARCHAR(500)," calcext:value-type="string">
            <text:p>ativo_circulante VARCHAR(500),</text:p>
          </table:table-cell>
        </table:table-row>
        <table:table-row table:style-name="ro1">
          <table:table-cell office:value-type="string" calcext:value-type="string">
            <text:p>patrim_liq</text:p>
          </table:table-cell>
          <table:table-cell office:value-type="string" calcext:value-type="string">
            <text:p><text:s/>VARCHAR(500),</text:p>
          </table:table-cell>
          <table:table-cell table:formula="of:=[.A53]&amp;[.B53]" office:value-type="string" office:string-value="patrim_liq VARCHAR(500)," calcext:value-type="string">
            <text:p>patrim_liq VARCHAR(500),</text:p>
          </table:table-cell>
        </table:table-row>
        <table:table-row table:style-name="ro1">
          <table:table-cell office:value-type="string" calcext:value-type="string">
            <text:p>depositos</text:p>
          </table:table-cell>
          <table:table-cell office:value-type="string" calcext:value-type="string">
            <text:p><text:s/>VARCHAR(500),</text:p>
          </table:table-cell>
          <table:table-cell table:formula="of:=[.A54]&amp;[.B54]" office:value-type="string" office:string-value="depositos VARCHAR(500)," calcext:value-type="string">
            <text:p>depositos VARCHAR(500),</text:p>
          </table:table-cell>
        </table:table-row>
        <table:table-row table:style-name="ro1">
          <table:table-cell office:value-type="string" calcext:value-type="string">
            <text:p>cart_de_credito</text:p>
          </table:table-cell>
          <table:table-cell office:value-type="string" calcext:value-type="string">
            <text:p><text:s/>VARCHAR(500),</text:p>
          </table:table-cell>
          <table:table-cell table:formula="of:=[.A55]&amp;[.B55]" office:value-type="string" office:string-value="cart_de_credito VARCHAR(500)," calcext:value-type="string">
            <text:p>cart_de_credito VARCHAR(500),</text:p>
          </table:table-cell>
        </table:table-row>
        <table:table-row table:style-name="ro1">
          <table:table-cell office:value-type="string" calcext:value-type="string">
            <text:p>receita_liquida_12</text:p>
          </table:table-cell>
          <table:table-cell office:value-type="string" calcext:value-type="string">
            <text:p><text:s/>VARCHAR(500),</text:p>
          </table:table-cell>
          <table:table-cell table:formula="of:=[.A56]&amp;[.B56]" office:value-type="string" office:string-value="receita_liquida_12 VARCHAR(500)," calcext:value-type="string">
            <text:p>receita_liquida_12 VARCHAR(500),</text:p>
          </table:table-cell>
        </table:table-row>
        <table:table-row table:style-name="ro1">
          <table:table-cell office:value-type="string" calcext:value-type="string">
            <text:p>receita_liquida_3</text:p>
          </table:table-cell>
          <table:table-cell office:value-type="string" calcext:value-type="string">
            <text:p><text:s/>VARCHAR(500),</text:p>
          </table:table-cell>
          <table:table-cell table:formula="of:=[.A57]&amp;[.B57]" office:value-type="string" office:string-value="receita_liquida_3 VARCHAR(500)," calcext:value-type="string">
            <text:p>receita_liquida_3 VARCHAR(500),</text:p>
          </table:table-cell>
        </table:table-row>
        <table:table-row table:style-name="ro1">
          <table:table-cell office:value-type="string" calcext:value-type="string">
            <text:p>ebit_12</text:p>
          </table:table-cell>
          <table:table-cell office:value-type="string" calcext:value-type="string">
            <text:p><text:s/>VARCHAR(500),</text:p>
          </table:table-cell>
          <table:table-cell table:formula="of:=[.A58]&amp;[.B58]" office:value-type="string" office:string-value="ebit_12 VARCHAR(500)," calcext:value-type="string">
            <text:p>ebit_12 VARCHAR(500),</text:p>
          </table:table-cell>
        </table:table-row>
        <table:table-row table:style-name="ro1">
          <table:table-cell office:value-type="string" calcext:value-type="string">
            <text:p>ebit_3</text:p>
          </table:table-cell>
          <table:table-cell office:value-type="string" calcext:value-type="string">
            <text:p><text:s/>VARCHAR(500),</text:p>
          </table:table-cell>
          <table:table-cell table:formula="of:=[.A59]&amp;[.B59]" office:value-type="string" office:string-value="ebit_3 VARCHAR(500)," calcext:value-type="string">
            <text:p>ebit_3 VARCHAR(500),</text:p>
          </table:table-cell>
        </table:table-row>
        <table:table-row table:style-name="ro1">
          <table:table-cell office:value-type="string" calcext:value-type="string">
            <text:p>lucro_liquido_12</text:p>
          </table:table-cell>
          <table:table-cell office:value-type="string" calcext:value-type="string">
            <text:p><text:s/>VARCHAR(500),</text:p>
          </table:table-cell>
          <table:table-cell table:formula="of:=[.A60]&amp;[.B60]" office:value-type="string" office:string-value="lucro_liquido_12 VARCHAR(500)," calcext:value-type="string">
            <text:p>lucro_liquido_12 VARCHAR(500),</text:p>
          </table:table-cell>
        </table:table-row>
        <table:table-row table:style-name="ro1">
          <table:table-cell office:value-type="string" calcext:value-type="string">
            <text:p>lucro_liquido_3</text:p>
          </table:table-cell>
          <table:table-cell office:value-type="string" calcext:value-type="string">
            <text:p><text:s/>VARCHAR(500),</text:p>
          </table:table-cell>
          <table:table-cell table:formula="of:=[.A61]&amp;[.B61]" office:value-type="string" office:string-value="lucro_liquido_3 VARCHAR(500)," calcext:value-type="string">
            <text:p>lucro_liquido_3 VARCHAR(500),</text:p>
          </table:table-cell>
        </table:table-row>
        <table:table-row table:style-name="ro1">
          <table:table-cell office:value-type="string" calcext:value-type="string">
            <text:p>result_int_financ_12</text:p>
          </table:table-cell>
          <table:table-cell office:value-type="string" calcext:value-type="string">
            <text:p><text:s/>VARCHAR(500),</text:p>
          </table:table-cell>
          <table:table-cell table:formula="of:=[.A62]&amp;[.B62]" office:value-type="string" office:string-value="result_int_financ_12 VARCHAR(500)," calcext:value-type="string">
            <text:p>result_int_financ_12 VARCHAR(500),</text:p>
          </table:table-cell>
        </table:table-row>
        <table:table-row table:style-name="ro1">
          <table:table-cell office:value-type="string" calcext:value-type="string">
            <text:p>result_int_financ_3</text:p>
          </table:table-cell>
          <table:table-cell office:value-type="string" calcext:value-type="string">
            <text:p><text:s/>VARCHAR(500),</text:p>
          </table:table-cell>
          <table:table-cell table:formula="of:=[.A63]&amp;[.B63]" office:value-type="string" office:string-value="result_int_financ_3 VARCHAR(500)," calcext:value-type="string">
            <text:p>result_int_financ_3 VARCHAR(500),</text:p>
          </table:table-cell>
        </table:table-row>
        <table:table-row table:style-name="ro1">
          <table:table-cell office:value-type="string" calcext:value-type="string">
            <text:p>rec_servicos_12</text:p>
          </table:table-cell>
          <table:table-cell office:value-type="string" calcext:value-type="string">
            <text:p><text:s/>VARCHAR(500),</text:p>
          </table:table-cell>
          <table:table-cell table:formula="of:=[.A64]&amp;[.B64]" office:value-type="string" office:string-value="rec_servicos_12 VARCHAR(500)," calcext:value-type="string">
            <text:p>rec_servicos_12 VARCHAR(500),</text:p>
          </table:table-cell>
        </table:table-row>
        <table:table-row table:style-name="ro1">
          <table:table-cell office:value-type="string" calcext:value-type="string">
            <text:p>rec_servicos_3</text:p>
          </table:table-cell>
          <table:table-cell office:value-type="string" calcext:value-type="string">
            <text:p><text:s/>VARCHAR(500),</text:p>
          </table:table-cell>
          <table:table-cell table:formula="of:=[.A65]&amp;[.B65]" office:value-type="string" office:string-value="rec_servicos_3 VARCHAR(500)," calcext:value-type="string">
            <text:p>rec_servicos_3 VARCHAR(500),</text:p>
          </table:table-cell>
        </table:table-row>
      </table:table>
      <table:named-expressions/>
      <table:database-ranges>
        <table:database-range table:name="__Anonymous_Sheet_DB__0" table:target-range-address="Sheet1.L80:Sheet1.L89">
          <table:filter table:condition-source-range-address="Sheet1.L80:Sheet1.L89" table:display-duplicates="false">
            <table:filter-or>
              <table:filter-condition table:value="EBIT" table:operator="=" table:field-number="0"/>
              <table:filter-condition table:value="Lucro Líquido" table:operator="=" table:field-number="0"/>
              <table:filter-condition table:value="Lucro Líquido" table:operator="=" table:field-number="0"/>
              <table:filter-condition table:value="Rec Serviços" table:operator="=" table:field-number="0"/>
              <table:filter-condition table:value="Rec Serviços" table:operator="=" table:field-number="0"/>
              <table:filter-condition table:value="Receita Líquida" table:operator="=" table:field-number="0"/>
              <table:filter-condition table:value="Receita Líquida" table:operator="=" table:field-number="0"/>
              <table:filter-condition table:value="Result Int Financ" table:operator="=" table:field-number="0"/>
              <table:filter-condition table:value="Result Int Financ" table:operator="=" table:field-number="0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3:04:28.370699941</meta:creation-date>
    <dc:date>2023-04-19T02:42:57.266120761</dc:date>
    <meta:editing-duration>PT14H44M15S</meta:editing-duration>
    <meta:editing-cycles>4</meta:editing-cycles>
    <meta:generator>LibreOffice/7.5.2.2$Linux_X86_64 LibreOffice_project/50$Build-2</meta:generator>
    <meta:document-statistic meta:table-count="2" meta:cell-count="898" meta:object-count="0"/>
  </office:meta>
</office:document-meta>
</file>